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style:text-underline-style="none" officeooo:rsid="0048f7a2" officeooo:paragraph-rsid="0048f7a2"/>
    </style:style>
    <style:style style:name="P51" style:family="paragraph" style:parent-style-name="Standard">
      <style:text-properties style:text-underline-style="none" officeooo:rsid="0029eba0" officeooo:paragraph-rsid="006530bc"/>
    </style:style>
    <style:style style:name="P52" style:family="paragraph" style:parent-style-name="Standard">
      <style:text-properties style:text-underline-style="none" officeooo:rsid="007a5ecd" officeooo:paragraph-rsid="007a5ecd"/>
    </style:style>
    <style:style style:name="P53" style:family="paragraph" style:parent-style-name="Standard">
      <style:text-properties officeooo:rsid="003eb817" officeooo:paragraph-rsid="003eb817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6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67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68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69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70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71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72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73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74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75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76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77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78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79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80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81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82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83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84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85" style:family="paragraph" style:parent-style-name="Table_20_Contents">
      <style:text-properties officeooo:rsid="0023974e" officeooo:paragraph-rsid="0023974e"/>
    </style:style>
    <style:style style:name="P86" style:family="paragraph" style:parent-style-name="Table_20_Contents">
      <style:text-properties officeooo:rsid="00253d0d" officeooo:paragraph-rsid="00253d0d"/>
    </style:style>
    <style:style style:name="P87" style:family="paragraph" style:parent-style-name="Table_20_Contents">
      <style:text-properties officeooo:rsid="00253d0d" officeooo:paragraph-rsid="002bf8e3"/>
    </style:style>
    <style:style style:name="P88" style:family="paragraph" style:parent-style-name="Table_20_Contents">
      <style:text-properties officeooo:rsid="0029eb0b" officeooo:paragraph-rsid="0029eb0b"/>
    </style:style>
    <style:style style:name="P89" style:family="paragraph" style:parent-style-name="Table_20_Contents">
      <style:text-properties officeooo:rsid="003ca828" officeooo:paragraph-rsid="003ca828"/>
    </style:style>
    <style:style style:name="P90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91" style:family="paragraph" style:parent-style-name="Standard">
      <style:text-properties fo:font-style="normal" style:text-underline-style="solid" style:text-underline-type="double" style:text-underline-width="auto" style:text-underline-color="font-color" officeooo:rsid="0095460d" officeooo:paragraph-rsid="0095460d" style:font-style-asian="normal" style:font-style-complex="normal"/>
    </style:style>
    <style:style style:name="P92" style:family="paragraph" style:parent-style-name="Standard">
      <style:text-properties fo:font-style="normal" style:text-underline-style="solid" style:text-underline-type="double" style:text-underline-width="auto" style:text-underline-color="font-color" officeooo:rsid="009555e8" officeooo:paragraph-rsid="009555e8" style:font-style-asian="normal" style:font-style-complex="normal"/>
    </style:style>
    <style:style style:name="P93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9555e8" style:font-style-asian="normal" style:font-style-complex="normal"/>
    </style:style>
    <style:style style:name="P94" style:family="paragraph" style:parent-style-name="Standard">
      <style:text-properties fo:font-style="normal" style:text-underline-style="solid" style:text-underline-type="double" style:text-underline-width="auto" style:text-underline-color="font-color" officeooo:rsid="009623e8" officeooo:paragraph-rsid="009623e8" style:font-style-asian="normal" style:font-style-complex="normal"/>
    </style:style>
    <style:style style:name="P95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8cf79" style:font-style-asian="normal" style:font-style-complex="normal"/>
    </style:style>
    <style:style style:name="P96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a1655" style:font-style-asian="normal" style:font-style-complex="normal"/>
    </style:style>
    <style:style style:name="P97" style:family="paragraph" style:parent-style-name="Standard">
      <style:text-properties fo:font-style="normal" style:text-underline-style="solid" style:text-underline-type="double" style:text-underline-width="auto" style:text-underline-color="font-color" officeooo:rsid="009a1655" officeooo:paragraph-rsid="009a1655" style:font-style-asian="normal" style:font-style-complex="normal"/>
    </style:style>
    <style:style style:name="P98" style:family="paragraph" style:parent-style-name="Standard">
      <style:text-properties fo:font-style="normal" style:text-underline-style="solid" style:text-underline-type="double" style:text-underline-width="auto" style:text-underline-color="font-color" officeooo:rsid="009ba6af" officeooo:paragraph-rsid="009ba6af" style:font-style-asian="normal" style:font-style-complex="normal"/>
    </style:style>
    <style:style style:name="P99" style:family="paragraph" style:parent-style-name="Standard">
      <style:text-properties fo:font-style="normal" style:text-underline-style="solid" style:text-underline-type="double" style:text-underline-width="auto" style:text-underline-color="font-color" officeooo:rsid="009c15b5" officeooo:paragraph-rsid="009c15b5" style:font-style-asian="normal" style:font-style-complex="normal"/>
    </style:style>
    <style:style style:name="P100" style:family="paragraph" style:parent-style-name="Standard">
      <style:text-properties fo:font-style="normal" style:text-underline-style="solid" style:text-underline-type="double" style:text-underline-width="auto" style:text-underline-color="font-color" officeooo:rsid="009d6f7d" officeooo:paragraph-rsid="009d6f7d" style:font-style-asian="normal" style:font-style-complex="normal"/>
    </style:style>
    <style:style style:name="P101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ba49" style:font-style-asian="normal" style:font-style-complex="normal"/>
    </style:style>
    <style:style style:name="P102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f2a2" style:font-style-asian="normal" style:font-style-complex="normal"/>
    </style:style>
    <style:style style:name="P103" style:family="paragraph" style:parent-style-name="Standard">
      <style:text-properties fo:font-style="normal" style:text-underline-style="solid" style:text-underline-type="double" style:text-underline-width="auto" style:text-underline-color="font-color" officeooo:rsid="009ef2a2" officeooo:paragraph-rsid="009ef2a2" style:font-style-asian="normal" style:font-style-complex="normal"/>
    </style:style>
    <style:style style:name="P104" style:family="paragraph" style:parent-style-name="Standard">
      <style:text-properties fo:font-style="normal" style:text-underline-style="solid" style:text-underline-type="double" style:text-underline-width="auto" style:text-underline-color="font-color" officeooo:rsid="00a01b45" officeooo:paragraph-rsid="00a01b45" style:font-style-asian="normal" style:font-style-complex="normal"/>
    </style:style>
    <style:style style:name="P105" style:family="paragraph">
      <style:paragraph-properties fo:text-align="center"/>
    </style:style>
    <style:style style:name="P106" style:family="paragraph">
      <style:paragraph-properties fo:text-align="center"/>
      <style:text-properties fo:font-size="12pt"/>
    </style:style>
    <style:style style:name="P107" style:family="paragraph">
      <style:text-properties fo:font-size="12pt"/>
    </style:style>
    <style:style style:name="P108" style:family="paragraph">
      <loext:graphic-properties draw:fill-color="#729fcf"/>
      <style:paragraph-properties fo:text-align="center"/>
    </style:style>
    <style:style style:name="P109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style:text-underline-style="none" officeooo:rsid="009555e8"/>
    </style:style>
    <style:style style:name="T12" style:family="text">
      <style:text-properties style:text-underline-style="none" officeooo:rsid="009623e8"/>
    </style:style>
    <style:style style:name="T13" style:family="text">
      <style:text-properties style:text-underline-style="none" officeooo:rsid="00976331"/>
    </style:style>
    <style:style style:name="T14" style:family="text">
      <style:text-properties style:text-underline-style="none" officeooo:rsid="009a1655"/>
    </style:style>
    <style:style style:name="T15" style:family="text">
      <style:text-properties style:text-underline-style="none" officeooo:rsid="009ef2a2"/>
    </style:style>
    <style:style style:name="T16" style:family="text">
      <style:text-properties style:text-underline-style="none" officeooo:rsid="00a01cda"/>
    </style:style>
    <style:style style:name="T17" style:family="text">
      <style:text-properties officeooo:rsid="001c5d0e"/>
    </style:style>
    <style:style style:name="T18" style:family="text">
      <style:text-properties officeooo:rsid="001d9a57"/>
    </style:style>
    <style:style style:name="T19" style:family="text">
      <style:text-properties officeooo:rsid="001e880e"/>
    </style:style>
    <style:style style:name="T20" style:family="text">
      <style:text-properties officeooo:rsid="002124d4"/>
    </style:style>
    <style:style style:name="T21" style:family="text">
      <style:text-properties officeooo:rsid="0029eb0b"/>
    </style:style>
    <style:style style:name="T22" style:family="text">
      <style:text-properties officeooo:rsid="002ae096"/>
    </style:style>
    <style:style style:name="T23" style:family="text">
      <style:text-properties officeooo:rsid="002bf8e3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 officeooo:rsid="00344bb5"/>
    </style:style>
    <style:style style:name="T26" style:family="text">
      <style:text-properties officeooo:rsid="00300078"/>
    </style:style>
    <style:style style:name="T27" style:family="text">
      <style:text-properties officeooo:rsid="0031c379"/>
    </style:style>
    <style:style style:name="T28" style:family="text">
      <style:text-properties officeooo:rsid="0032fef8"/>
    </style:style>
    <style:style style:name="T29" style:family="text">
      <style:text-properties officeooo:rsid="004b4d46"/>
    </style:style>
    <style:style style:name="T30" style:family="text">
      <style:text-properties officeooo:rsid="004ce290"/>
    </style:style>
    <style:style style:name="T31" style:family="text">
      <style:text-properties officeooo:rsid="004dde1a"/>
    </style:style>
    <style:style style:name="T32" style:family="text">
      <style:text-properties officeooo:rsid="00513ea8"/>
    </style:style>
    <style:style style:name="T33" style:family="text">
      <style:text-properties officeooo:rsid="00515c1c"/>
    </style:style>
    <style:style style:name="T34" style:family="text">
      <style:text-properties officeooo:rsid="0052e142"/>
    </style:style>
    <style:style style:name="T35" style:family="text">
      <style:text-properties officeooo:rsid="00595ed2"/>
    </style:style>
    <style:style style:name="T36" style:family="text">
      <style:text-properties officeooo:rsid="005c27f5"/>
    </style:style>
    <style:style style:name="T37" style:family="text">
      <style:text-properties officeooo:rsid="005d71b7"/>
    </style:style>
    <style:style style:name="T38" style:family="text">
      <style:text-properties officeooo:rsid="005f6e01"/>
    </style:style>
    <style:style style:name="T39" style:family="text">
      <style:text-properties fo:color="#00cc33" style:text-underline-style="none"/>
    </style:style>
    <style:style style:name="T40" style:family="text">
      <style:text-properties officeooo:rsid="00735161"/>
    </style:style>
    <style:style style:name="T41" style:family="text">
      <style:text-properties officeooo:rsid="00751a45"/>
    </style:style>
    <style:style style:name="T42" style:family="text">
      <style:text-properties officeooo:rsid="007ad906"/>
    </style:style>
    <style:style style:name="T43" style:family="text">
      <style:text-properties officeooo:rsid="007b13f1"/>
    </style:style>
    <style:style style:name="T44" style:family="text">
      <style:text-properties officeooo:rsid="0083f9bb"/>
    </style:style>
    <style:style style:name="T45" style:family="text">
      <style:text-properties officeooo:rsid="0085a45a"/>
    </style:style>
    <style:style style:name="T46" style:family="text">
      <style:text-properties officeooo:rsid="0086f89d"/>
    </style:style>
    <style:style style:name="T47" style:family="text">
      <style:text-properties officeooo:rsid="0087e1dc"/>
    </style:style>
    <style:style style:name="T48" style:family="text">
      <style:text-properties officeooo:rsid="008916fa"/>
    </style:style>
    <style:style style:name="T49" style:family="text">
      <style:text-properties officeooo:rsid="002ce37f"/>
    </style:style>
    <style:style style:name="T50" style:family="text">
      <style:text-properties officeooo:rsid="008cc746"/>
    </style:style>
    <style:style style:name="T51" style:family="text">
      <style:text-properties officeooo:rsid="008dcc30"/>
    </style:style>
    <style:style style:name="T52" style:family="text">
      <style:text-properties officeooo:rsid="008e4ab2"/>
    </style:style>
    <style:style style:name="T53" style:family="text">
      <style:text-properties officeooo:rsid="008f254b"/>
    </style:style>
    <style:style style:name="T54" style:family="text">
      <style:text-properties officeooo:rsid="00909367"/>
    </style:style>
    <style:style style:name="T55" style:family="text">
      <style:text-properties officeooo:rsid="009187b3"/>
    </style:style>
    <style:style style:name="T56" style:family="text">
      <style:text-properties officeooo:rsid="0093879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05" svg:x1="1.184cm" svg:y1="1.52cm" svg:x2="1.793cm" svg:y2="0.356cm"><text:p/></draw:line><draw:line text:anchor-type="paragraph" draw:z-index="4" draw:name="Forme5" draw:style-name="gr1" draw:text-style-name="P105" svg:x1="3.882cm" svg:y1="0.409cm" svg:x2="3.353cm" svg:y2="1.52cm"><text:p/></draw:line><draw:line text:anchor-type="paragraph" draw:z-index="1" draw:name="Forme2" draw:style-name="gr1" draw:text-style-name="P105" svg:x1="1.792cm" svg:y1="0.356cm" svg:x2="2.295cm" svg:y2="1.573cm"><text:p/></draw:line><draw:line text:anchor-type="paragraph" draw:z-index="2" draw:name="Forme3" draw:style-name="gr1" draw:text-style-name="P105" svg:x1="2.295cm" svg:y1="1.573cm" svg:x2="2.824cm" svg:y2="0.303cm"><text:p/></draw:line><draw:line text:anchor-type="paragraph" draw:z-index="3" draw:name="Forme4" draw:style-name="gr1" draw:text-style-name="P105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17">1</text:span></text:p>
      <text:p text:style-name="P23"><draw:custom-shape text:anchor-type="paragraph" draw:z-index="26" draw:name="Forme7" draw:style-name="gr3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05" svg:x1="2.454cm" svg:y1="3.281cm" svg:x2="3.38cm" svg:y2="0.238cm"><text:p/></draw:line><draw:line text:anchor-type="paragraph" draw:z-index="29" draw:name="Forme10" draw:style-name="gr1" draw:text-style-name="P105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05" svg:x1="1.819cm" svg:y1="0.46cm" svg:x2="4.968cm" svg:y2="0.46cm"><text:p/></draw:line><draw:line text:anchor-type="paragraph" draw:z-index="30" draw:name="Forme11" draw:style-name="gr1" draw:text-style-name="P105" svg:x1="2.454cm" svg:y1="2.307cm" svg:x2="4.968cm" svg:y2="0.46cm"><text:p/></draw:line><draw:line text:anchor-type="paragraph" draw:z-index="31" draw:name="Forme12" draw:style-name="gr1" draw:text-style-name="P105" svg:x1="4.412cm" svg:y1="2.307cm" svg:x2="1.819cm" svg:y2="0.46cm"><text:p/></draw:line> <text:s text:c="13"/><text:span text:style-name="T17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17">4<text:tab/> <text:s text:c="17"/>3</text:span></text:p>
      <text:p text:style-name="P23"/>
      <text:p text:style-name="P24">V= {1, 2, 3, 4, <text:span text:style-name="T18">5</text:span>}</text:p>
      <text:p text:style-name="P24">E = {12, <text:span text:style-name="T18">13, 14, 15, </text:span><text:s/>23, <text:span text:style-name="T18">2</text:span>4, <text:span text:style-name="T18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05" svg:x1="1.236cm" svg:y1="0.455cm" svg:x2="1.104cm" svg:y2="2.492cm"><text:p/></draw:line><draw:line text:anchor-type="paragraph" draw:z-index="8" draw:name="Forme15" draw:style-name="gr1" draw:text-style-name="P105" svg:x1="4.2cm" svg:y1="0.455cm" svg:x2="3.247cm" svg:y2="2.598cm"><text:p/></draw:line>5)</text:p>
      <text:p text:style-name="P29"><draw:line text:anchor-type="paragraph" draw:z-index="7" draw:name="Forme14" draw:style-name="gr1" draw:text-style-name="P105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05" svg:x1="1.184cm" svg:y1="1.52cm" svg:x2="1.793cm" svg:y2="0.356cm"><text:p/></draw:line><draw:line text:anchor-type="paragraph" draw:z-index="10" draw:name="Forme2" draw:style-name="gr1" draw:text-style-name="P105" svg:x1="1.792cm" svg:y1="0.356cm" svg:x2="2.295cm" svg:y2="1.573cm"><text:p/></draw:line><draw:line text:anchor-type="paragraph" draw:z-index="11" draw:name="Forme3" draw:style-name="gr1" draw:text-style-name="P105" svg:x1="2.295cm" svg:y1="1.573cm" svg:x2="2.824cm" svg:y2="0.303cm"><text:p/></draw:line><draw:line text:anchor-type="paragraph" draw:z-index="12" draw:name="Forme4" draw:style-name="gr1" draw:text-style-name="P105" svg:x1="2.824cm" svg:y1="0.303cm" svg:x2="3.353cm" svg:y2="1.52cm"><text:p/></draw:line><draw:line text:anchor-type="paragraph" draw:z-index="13" draw:name="Forme5" draw:style-name="gr1" draw:text-style-name="P105" svg:x1="3.882cm" svg:y1="0.409cm" svg:x2="3.353cm" svg:y2="1.52cm"><text:p/></draw:line><draw:line text:anchor-type="paragraph" draw:z-index="14" draw:name="Forme16" draw:style-name="gr1" draw:text-style-name="P105" svg:x1="1.184cm" svg:y1="1.52cm" svg:x2="2.824cm" svg:y2="0.303cm"><text:p/></draw:line><draw:line text:anchor-type="paragraph" draw:z-index="15" draw:name="Forme17" draw:style-name="gr1" draw:text-style-name="P105" svg:x1="3.883cm" svg:y1="0.409cm" svg:x2="1.184cm" svg:y2="1.52cm"><text:p/></draw:line><draw:line text:anchor-type="paragraph" draw:z-index="16" draw:name="Forme18" draw:style-name="gr1" draw:text-style-name="P105" svg:x1="1.792cm" svg:y1="0.356cm" svg:x2="3.353cm" svg:y2="1.52cm"><text:p/></draw:line><draw:line text:anchor-type="paragraph" draw:z-index="17" draw:name="Forme19" draw:style-name="gr1" draw:text-style-name="P105" svg:x1="2.295cm" svg:y1="1.573cm" svg:x2="3.883cm" svg:y2="0.409cm"><text:p/></draw:line><draw:line text:anchor-type="paragraph" draw:z-index="18" draw:name="Forme20" draw:style-name="gr1" draw:text-style-name="P105" svg:x1="3.882cm" svg:y1="0.409cm" svg:x2="4.385cm" svg:y2="1.566cm"><text:p/></draw:line><draw:line text:anchor-type="paragraph" draw:z-index="19" draw:name="Forme21" draw:style-name="gr1" draw:text-style-name="P105" svg:x1="4.385cm" svg:y1="1.566cm" svg:x2="1.792cm" svg:y2="0.356cm"><text:p/></draw:line><draw:line text:anchor-type="paragraph" draw:z-index="20" draw:name="Forme22" draw:style-name="gr1" draw:text-style-name="P105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19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05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06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06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05" svg:x1="1.713cm" svg:y1="2.632cm" svg:x2="4.227cm" svg:y2="0.383cm"><text:p/></draw:line><text:span text:style-name="T20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30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05" svg:x1="1.289cm" svg:y1="2.438cm" svg:x2="1.289cm" svg:y2="0.48cm"><text:p/></draw:line><draw:line text:anchor-type="paragraph" draw:z-index="82" draw:name="Forme76" draw:style-name="gr1" draw:text-style-name="P105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29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40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85">Listes d'arrêtes</text:p>
          </table:table-cell>
          <table:table-cell table:style-name="Tableau1.A1" office:value-type="string">
            <text:p text:style-name="P85">Listes <text:span text:style-name="T23">de </text:span>voisins </text:p>
          </table:table-cell>
          <table:table-cell table:style-name="Tableau1.D1" office:value-type="string">
            <text:p text:style-name="P85">Matrices d'adjacents</text:p>
          </table:table-cell>
        </table:table-row>
        <table:table-row>
          <table:table-cell table:style-name="Tableau1.A2" office:value-type="string">
            <text:p text:style-name="P85">Taille de codage</text:p>
          </table:table-cell>
          <table:table-cell table:style-name="Tableau1.A2" office:value-type="string">
            <text:p text:style-name="P85">O(m)</text:p>
          </table:table-cell>
          <table:table-cell table:style-name="Tableau1.A2" office:value-type="string">
            <text:p text:style-name="P85">O(n + m)</text:p>
          </table:table-cell>
          <table:table-cell table:style-name="Tableau1.D2" office:value-type="string">
            <text:p text:style-name="P85">O(n²)</text:p>
          </table:table-cell>
        </table:table-row>
        <table:table-row>
          <table:table-cell table:style-name="Tableau1.A2" office:value-type="string">
            <text:p text:style-name="P87">T<text:span text:style-name="T23">em</text:span>ps par <text:span text:style-name="T41">selection</text:span>:</text:p>
            <text:p text:style-name="P87">"décider xy e E"</text:p>
          </table:table-cell>
          <table:table-cell table:style-name="Tableau1.A2" office:value-type="string">
            <text:p text:style-name="P86">O(m) (ou O(log n) si trié)</text:p>
          </table:table-cell>
          <table:table-cell table:style-name="Tableau1.A2" office:value-type="string">
            <text:p text:style-name="P86">O(n) (ou O(log n) si trié)</text:p>
          </table:table-cell>
          <table:table-cell table:style-name="Tableau1.D2" office:value-type="string">
            <text:p text:style-name="P86">O(1) (temps constant,</text:p>
            <text:p text:style-name="P86">on suppose l'accés mémoire constant)</text:p>
          </table:table-cell>
        </table:table-row>
        <table:table-row>
          <table:table-cell table:style-name="Tableau1.A2" office:value-type="string">
            <text:p text:style-name="P86">Trouver les voisins de x e V</text:p>
          </table:table-cell>
          <table:table-cell table:style-name="Tableau1.A2" office:value-type="string">
            <text:p text:style-name="P88">O(m)</text:p>
          </table:table-cell>
          <table:table-cell table:style-name="Tableau1.A2" office:value-type="string">
            <text:p text:style-name="P88">O(|L(x)|)</text:p>
          </table:table-cell>
          <table:table-cell table:style-name="Tableau1.D2" office:value-type="string">
            <text:p text:style-name="P88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23">e</text:span>ntiers: pour coder {1, ..., n}, <text:span text:style-name="T21">o</text:span>n prend O(n) et pas O(n log n)</text:p>
      <text:p text:style-name="P32">- <text:span text:style-name="T22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05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31">2</text:span></text:p>
      <text:p text:style-name="P33">dG(2) = <text:span text:style-name="T31">3</text:span></text:p>
      <text:p text:style-name="P33">dG(3) = <text:span text:style-name="T31">2</text:span></text:p>
      <text:p text:style-name="P33">dG(4) = <text:span text:style-name="T31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32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107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05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05" svg:x1="2.85cm" svg:y1="1.593cm" svg:x2="5.681cm" svg:y2="1.593cm"><text:p/></draw:line><draw:line text:anchor-type="paragraph" draw:z-index="36" draw:name="Forme29" draw:style-name="gr1" draw:text-style-name="P105" svg:x1="5.047cm" svg:y1="3.789cm" svg:x2="4.306cm" svg:y2="0.482cm"><text:p/></draw:line><draw:line text:anchor-type="paragraph" draw:z-index="37" draw:name="Forme30" draw:style-name="gr1" draw:text-style-name="P105" svg:x1="3.671cm" svg:y1="3.789cm" svg:x2="4.306cm" svg:y2="0.482cm"><text:p/></draw:line><draw:line text:anchor-type="paragraph" draw:z-index="38" draw:name="Forme31" draw:style-name="gr1" draw:text-style-name="P105" svg:x1="2.85cm" svg:y1="1.593cm" svg:x2="5.046cm" svg:y2="3.789cm"><text:p/></draw:line><draw:line text:anchor-type="paragraph" draw:z-index="39" draw:name="Forme32" draw:style-name="gr1" draw:text-style-name="P105" svg:x1="3.671cm" svg:y1="3.789cm" svg:x2="5.682cm" svg:y2="1.593cm"><text:p/></draw:line><draw:line text:anchor-type="paragraph" draw:z-index="40" draw:name="Forme33" draw:style-name="gr1" draw:text-style-name="P105" svg:x1="8.089cm" svg:y1="0.984cm" svg:x2="5.681cm" svg:y2="1.593cm"><text:p/></draw:line><draw:line text:anchor-type="paragraph" draw:z-index="42" draw:name="Forme35" draw:style-name="gr1" draw:text-style-name="P105" svg:x1="5.046cm" svg:y1="3.789cm" svg:x2="6.607cm" svg:y2="5.324cm"><text:p/></draw:line><draw:line text:anchor-type="paragraph" draw:z-index="43" draw:name="Forme36" draw:style-name="gr1" draw:text-style-name="P105" svg:x1="1.924cm" svg:y1="5.324cm" svg:x2="3.67cm" svg:y2="3.789cm"><text:p/></draw:line><draw:line text:anchor-type="paragraph" draw:z-index="44" draw:name="Forme37" draw:style-name="gr1" draw:text-style-name="P105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33">P</text:span>lus petits smark</text:p>
      <text:p text:style-name="P34">(X' = Delta + 1)</text:p>
      <text:p text:style-name="P34"/>
      <text:p text:style-name="P34">- <text:span text:style-name="T33">P</text:span>lus petit cubique non hamiltonnien</text:p>
      <text:p text:style-name="P34"/>
      <text:p text:style-name="P34">- <text:span text:style-name="T33">Pl</text:span>us grand graphe <text:span text:style-name="T26">graphe de Moore</text:span> pour Delta = 3 et disymétrie 2</text:p>
      <text:p text:style-name="P34"/>
      <text:p text:style-name="P11">IV<text:span text:style-name="T27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34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48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27">x = x4</text:span></text:p>
      <text:p text:style-name="P35"><draw:line text:anchor-type="paragraph" draw:z-index="45" draw:name="Forme38" draw:style-name="gr1" draw:text-style-name="P105" svg:x1="1.157cm" svg:y1="1.538cm" svg:x2="3.829cm" svg:y2="0.374cm"><text:p/></draw:line><draw:line text:anchor-type="paragraph" draw:z-index="46" draw:name="Forme39" draw:style-name="gr1" draw:text-style-name="P105" svg:x1="6.475cm" svg:y1="1.618cm" svg:x2="3.829cm" svg:y2="0.374cm"><text:p/></draw:line><draw:line text:anchor-type="paragraph" draw:z-index="47" draw:name="Forme40" draw:style-name="gr1" draw:text-style-name="P105" svg:x1="2.321cm" svg:y1="3.073cm" svg:x2="3.829cm" svg:y2="0.374cm"><text:p/></draw:line><draw:line text:anchor-type="paragraph" draw:z-index="48" draw:name="Forme41" draw:style-name="gr1" draw:text-style-name="P105" svg:x1="4.067cm" svg:y1="3.443cm" svg:x2="3.829cm" svg:y2="0.374cm"><text:p/></draw:line> <text:s text:c="29"/></text:p>
      <text:p text:style-name="P35"/>
      <text:p text:style-name="P35"><text:s text:c="3"/><text:span text:style-name="T27">x = x0</text:span></text:p>
      <text:p text:style-name="P35"><draw:line text:anchor-type="paragraph" draw:z-index="49" draw:name="Forme42" draw:style-name="gr1" draw:text-style-name="P105" svg:x1="6.476cm" svg:y1="0.157cm" svg:x2="4.068cm" svg:y2="1.983cm"><text:p/></draw:line> <text:s text:c="62"/><text:span text:style-name="T27">x3</text:span></text:p>
      <text:p text:style-name="P35"/>
      <text:p text:style-name="P35"/>
      <text:p text:style-name="P35"><draw:line text:anchor-type="paragraph" draw:z-index="50" draw:name="Forme43" draw:style-name="gr1" draw:text-style-name="P105" svg:x1="2.321cm" svg:y1="0.152cm" svg:x2="4.067cm" svg:y2="2.375cm"><text:p/></draw:line><text:tab/> <text:s text:c="3"/><text:span text:style-name="T27">x5</text:span></text:p>
      <text:p text:style-name="P35"><text:s text:c="37"/><text:span text:style-name="T27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05" svg:x1="5.417cm" svg:y1="0.411cm" svg:x2="4.65cm" svg:y2="1.178cm"><text:p/></draw:line><draw:line text:anchor-type="paragraph" draw:z-index="65" draw:name="Forme60" draw:style-name="gr1" draw:text-style-name="P105" svg:x1="6.343cm" svg:y1="0.332cm" svg:x2="5.417cm" svg:y2="0.411cm"><text:p/></draw:line><draw:line text:anchor-type="paragraph" draw:z-index="67" draw:name="Forme61" draw:style-name="gr1" draw:text-style-name="P105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05" svg:x1="0.152cm" svg:y1="0.734cm" svg:x2="2.216cm" svg:y2="0.152cm"><text:p/></draw:line><draw:line text:anchor-type="paragraph" draw:z-index="59" draw:name="Forme54" draw:style-name="gr1" draw:text-style-name="P105" svg:x1="3.75cm" svg:y1="0.84cm" svg:x2="2.215cm" svg:y2="0.152cm"><text:p/></draw:line><draw:line text:anchor-type="paragraph" draw:z-index="63" draw:name="Forme58" draw:style-name="gr1" draw:text-style-name="P105" svg:x1="6.026cm" svg:y1="0.893cm" svg:x2="4.65cm" svg:y2="0.205cm"><text:p/></draw:line><draw:line text:anchor-type="paragraph" draw:z-index="66" draw:name="Forme62" draw:style-name="gr1" draw:text-style-name="P105" svg:x1="6.025cm" svg:y1="0.892cm" svg:x2="6.978cm" svg:y2="0.125cm"><text:p/></draw:line></text:p>
      <text:p text:style-name="P37"><draw:line text:anchor-type="paragraph" draw:z-index="60" draw:name="Forme55" draw:style-name="gr1" draw:text-style-name="P105" svg:x1="6.025cm" svg:y1="0.406cm" svg:x2="3.75cm" svg:y2="0.353cm"><text:p/></draw:line><draw:line text:anchor-type="paragraph" draw:z-index="61" draw:name="Forme56" draw:style-name="gr1" draw:text-style-name="P105" svg:x1="7.507cm" svg:y1="0.035cm" svg:x2="6.025cm" svg:y2="0.405cm"><text:p/></draw:line><draw:line text:anchor-type="paragraph" draw:z-index="62" draw:name="Forme57" draw:style-name="gr1" draw:text-style-name="P105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35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05" svg:x1="0.469cm" svg:y1="0.469cm" svg:x2="3.67cm" svg:y2="0.469cm"><text:p/></draw:line><draw:line text:anchor-type="paragraph" draw:z-index="52" draw:name="Forme45" draw:style-name="gr1" draw:text-style-name="P105" svg:x1="0.495cm" svg:y1="3.247cm" svg:x2="0.469cm" svg:y2="0.469cm"><text:p/></draw:line><draw:line text:anchor-type="paragraph" draw:z-index="54" draw:name="Forme47" draw:style-name="gr1" draw:text-style-name="P105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05" svg:x1="3.671cm" svg:y1="2.273cm" svg:x2="5.47cm" svg:y2="0.289cm"><text:p/></draw:line></text:p>
      <text:p text:style-name="P37"><draw:line text:anchor-type="paragraph" draw:z-index="53" draw:name="Forme46" draw:style-name="gr1" draw:text-style-name="P105" svg:x1="3.671cm" svg:y1="1.787cm" svg:x2="0.496cm" svg:y2="1.787cm"><text:p/></draw:line><text:tab/><text:tab/><text:tab/><text:tab/><text:tab/><text:span text:style-name="T28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05" svg:x1="0.522cm" svg:y1="3.31cm" svg:x2="2.692cm" svg:y2="0.347cm"><text:p/></draw:line><draw:line text:anchor-type="paragraph" draw:z-index="57" draw:name="Forme51" draw:style-name="gr1" draw:text-style-name="P105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05" svg:x1="0.522cm" svg:y1="0.39cm" svg:x2="4.65cm" svg:y2="0.39cm"><text:p/></draw:line></text:p>
      <text:p text:style-name="P40"><text:soft-page-break/><text:span text:style-name="T24">Propriété:</text:span> </text:p>
      <text:p text:style-name="P40"><text:span text:style-name="T37">L</text:span>es composantes connexes sont des ensembles disjoints de sommet</text:p>
      <text:p text:style-name="P40"/>
      <text:p text:style-name="P41"><text:span text:style-name="T24">Remarque</text:span><text:span text:style-name="T25">s:</text:span> </text:p>
      <text:p text:style-name="P41"><text:span text:style-name="T37">C</text:span>e sont les classes d'équivalences de la relati<text:span text:style-name="T36">on</text:span> x ~ <text:s/>y (si il existe un che<text:span text:style-name="T36">min</text:span> de x à y)</text:p>
      <text:p text:style-name="P41"/>
      <text:p text:style-name="P40"><text:span text:style-name="T37">C</text:span>onnexes &lt;=&gt; 1 seule composante </text:p>
      <text:p text:style-name="P40"/>
      <text:p text:style-name="P40"><text:span text:style-name="T37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38">3</text:span>, 14, 25, 34, 46}</text:p>
      <text:p text:style-name="P43"/>
      <text:p text:style-name="P43"><draw:line text:anchor-type="paragraph" draw:z-index="68" draw:name="Forme52" draw:style-name="gr1" draw:text-style-name="P105" svg:x1="1.369cm" svg:y1="2.51cm" svg:x2="2.401cm" svg:y2="0.367cm"><text:p/></draw:line><draw:line text:anchor-type="paragraph" draw:z-index="69" draw:name="Forme63" draw:style-name="gr1" draw:text-style-name="P105" svg:x1="3.433cm" svg:y1="2.484cm" svg:x2="2.401cm" svg:y2="0.367cm"><text:p/></draw:line><draw:line text:anchor-type="paragraph" draw:z-index="70" draw:name="Forme64" draw:style-name="gr1" draw:text-style-name="P105" svg:x1="4.333cm" svg:y1="0.314cm" svg:x2="3.433cm" svg:y2="2.484cm"><text:p/></draw:line><draw:line text:anchor-type="paragraph" draw:z-index="71" draw:name="Forme65" draw:style-name="gr1" draw:text-style-name="P105" svg:x1="5.523cm" svg:y1="2.589cm" svg:x2="6.211cm" svg:y2="0.499cm"><text:p/></draw:line><draw:line text:anchor-type="paragraph" draw:z-index="72" draw:name="Forme66" draw:style-name="gr1" draw:text-style-name="P105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38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52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89">Arêtes lues</text:p>
          </table:table-cell>
          <table:table-cell table:style-name="Tableau2.A1" office:value-type="string">
            <text:p text:style-name="P89">Aucune</text:p>
          </table:table-cell>
          <table:table-cell table:style-name="Tableau2.A1" office:value-type="string">
            <text:p text:style-name="P89">13</text:p>
          </table:table-cell>
          <table:table-cell table:style-name="Tableau2.A1" office:value-type="string">
            <text:p text:style-name="P89">14</text:p>
          </table:table-cell>
          <table:table-cell table:style-name="Tableau2.A1" office:value-type="string">
            <text:p text:style-name="P89">25</text:p>
          </table:table-cell>
          <table:table-cell table:style-name="Tableau2.A1" office:value-type="string">
            <text:p text:style-name="P89">34</text:p>
          </table:table-cell>
          <table:table-cell table:style-name="Tableau2.G1" office:value-type="string">
            <text:p text:style-name="P89">46</text:p>
          </table:table-cell>
        </table:table-row>
        <table:table-row>
          <table:table-cell table:style-name="Tableau2.A2" office:value-type="string">
            <text:p text:style-name="P89">fonction</text:p>
          </table:table-cell>
          <table:table-cell table:style-name="Tableau2.A2" office:value-type="string">
            <text:p text:style-name="P89">Comp(1) = 1</text:p>
          </table:table-cell>
          <table:table-cell table:style-name="Tableau2.A2" office:value-type="string">
            <text:p text:style-name="P89">Comp(1) = <text:span text:style-name="T42">3</text:span></text:p>
          </table:table-cell>
          <table:table-cell table:style-name="Tableau2.A2" office:value-type="string">
            <text:p text:style-name="P89">Comp(1) = <text:span text:style-name="T42">3</text:span></text:p>
          </table:table-cell>
          <table:table-cell table:style-name="Tableau2.A2" office:value-type="string">
            <text:p text:style-name="P89">Comp(1) = <text:span text:style-name="T42">3</text:span></text:p>
          </table:table-cell>
          <table:table-cell table:style-name="Tableau2.A2" office:value-type="string">
            <text:p text:style-name="P89">Comp(1) = <text:span text:style-name="T43">4</text:span></text:p>
          </table:table-cell>
          <table:table-cell table:style-name="Tableau2.G2" office:value-type="string">
            <text:p text:style-name="P89">Comp(1) = <text:span text:style-name="T43">6</text:span></text:p>
          </table:table-cell>
        </table:table-row>
        <table:table-row>
          <table:table-cell table:style-name="Tableau2.A2" office:value-type="string">
            <text:p text:style-name="P89">comp</text:p>
          </table:table-cell>
          <table:table-cell table:style-name="Tableau2.A2" office:value-type="string">
            <text:p text:style-name="P89">Comp(2) = 2</text:p>
          </table:table-cell>
          <table:table-cell table:style-name="Tableau2.A2" office:value-type="string">
            <text:p text:style-name="P89">Comp(2) = 2</text:p>
          </table:table-cell>
          <table:table-cell table:style-name="Tableau2.A2" office:value-type="string">
            <text:p text:style-name="P89">Comp(2) = 2</text:p>
          </table:table-cell>
          <table:table-cell table:style-name="Tableau2.A2" office:value-type="string">
            <text:p text:style-name="P89">Comp(2) = <text:span text:style-name="T42">5</text:span></text:p>
          </table:table-cell>
          <table:table-cell table:style-name="Tableau2.A2" office:value-type="string">
            <text:p text:style-name="P89">Comp(2) = <text:span text:style-name="T42">5</text:span></text:p>
          </table:table-cell>
          <table:table-cell table:style-name="Tableau2.G2" office:value-type="string">
            <text:p text:style-name="P89">Comp(2) = <text:span text:style-name="T42">5</text:span></text:p>
          </table:table-cell>
        </table:table-row>
        <table:table-row>
          <table:table-cell table:style-name="Tableau2.A2" office:value-type="string">
            <text:p text:style-name="P89"/>
          </table:table-cell>
          <table:table-cell table:style-name="Tableau2.A2" office:value-type="string">
            <text:p text:style-name="P89">Comp(3) = 3</text:p>
          </table:table-cell>
          <table:table-cell table:style-name="Tableau2.A2" office:value-type="string">
            <text:p text:style-name="P89">Comp(3) = <text:span text:style-name="T42">3</text:span></text:p>
          </table:table-cell>
          <table:table-cell table:style-name="Tableau2.A2" office:value-type="string">
            <text:p text:style-name="P89">Comp(3) = <text:span text:style-name="T42">3</text:span></text:p>
          </table:table-cell>
          <table:table-cell table:style-name="Tableau2.A2" office:value-type="string">
            <text:p text:style-name="P89">Comp(3) = <text:span text:style-name="T42">3</text:span></text:p>
          </table:table-cell>
          <table:table-cell table:style-name="Tableau2.A2" office:value-type="string">
            <text:p text:style-name="P89">Comp(3) = <text:span text:style-name="T42">4</text:span></text:p>
          </table:table-cell>
          <table:table-cell table:style-name="Tableau2.G2" office:value-type="string">
            <text:p text:style-name="P89">Comp(3) = <text:span text:style-name="T43">6</text:span></text:p>
          </table:table-cell>
        </table:table-row>
        <table:table-row>
          <table:table-cell table:style-name="Tableau2.A2" office:value-type="string">
            <text:p text:style-name="P89"/>
          </table:table-cell>
          <table:table-cell table:style-name="Tableau2.A2" office:value-type="string">
            <text:p text:style-name="P89">Comp(4) = 4</text:p>
          </table:table-cell>
          <table:table-cell table:style-name="Tableau2.A2" office:value-type="string">
            <text:p text:style-name="P89">Comp(4) = 4</text:p>
          </table:table-cell>
          <table:table-cell table:style-name="Tableau2.A2" office:value-type="string">
            <text:p text:style-name="P89">Comp(4) = <text:span text:style-name="T42">4</text:span></text:p>
          </table:table-cell>
          <table:table-cell table:style-name="Tableau2.A2" office:value-type="string">
            <text:p text:style-name="P89">Comp(4) = <text:span text:style-name="T42">4</text:span></text:p>
          </table:table-cell>
          <table:table-cell table:style-name="Tableau2.A2" office:value-type="string">
            <text:p text:style-name="P89">Comp(4) = <text:span text:style-name="T42">4</text:span></text:p>
          </table:table-cell>
          <table:table-cell table:style-name="Tableau2.G2" office:value-type="string">
            <text:p text:style-name="P89">Comp(4) = <text:span text:style-name="T43">6</text:span></text:p>
          </table:table-cell>
        </table:table-row>
        <table:table-row>
          <table:table-cell table:style-name="Tableau2.A2" office:value-type="string">
            <text:p text:style-name="P89"/>
          </table:table-cell>
          <table:table-cell table:style-name="Tableau2.A2" office:value-type="string">
            <text:p text:style-name="P89">Comp(5) = 5</text:p>
          </table:table-cell>
          <table:table-cell table:style-name="Tableau2.A2" office:value-type="string">
            <text:p text:style-name="P89">Comp(5) = 5</text:p>
          </table:table-cell>
          <table:table-cell table:style-name="Tableau2.A2" office:value-type="string">
            <text:p text:style-name="P89">Comp(5) = 5</text:p>
          </table:table-cell>
          <table:table-cell table:style-name="Tableau2.A2" office:value-type="string">
            <text:p text:style-name="P89">Comp(5) = 5</text:p>
          </table:table-cell>
          <table:table-cell table:style-name="Tableau2.A2" office:value-type="string">
            <text:p text:style-name="P89">Comp(5) = 5</text:p>
          </table:table-cell>
          <table:table-cell table:style-name="Tableau2.G2" office:value-type="string">
            <text:p text:style-name="P89">Comp(5) = 5</text:p>
          </table:table-cell>
        </table:table-row>
        <table:table-row>
          <table:table-cell table:style-name="Tableau2.A2" office:value-type="string">
            <text:p text:style-name="P89"/>
          </table:table-cell>
          <table:table-cell table:style-name="Tableau2.A2" office:value-type="string">
            <text:p text:style-name="P89">Comp(6) = 6</text:p>
          </table:table-cell>
          <table:table-cell table:style-name="Tableau2.A2" office:value-type="string">
            <text:p text:style-name="P89">Comp(6) = 6</text:p>
          </table:table-cell>
          <table:table-cell table:style-name="Tableau2.A2" office:value-type="string">
            <text:p text:style-name="P89">Comp(6) = 6</text:p>
          </table:table-cell>
          <table:table-cell table:style-name="Tableau2.A2" office:value-type="string">
            <text:p text:style-name="P89">Comp(6) = 6</text:p>
          </table:table-cell>
          <table:table-cell table:style-name="Tableau2.A2" office:value-type="string">
            <text:p text:style-name="P89">Comp(6) = 6</text:p>
          </table:table-cell>
          <table:table-cell table:style-name="Tableau2.G2" office:value-type="string">
            <text:p text:style-name="P89">Comp(6) = 6</text:p>
          </table:table-cell>
        </table:table-row>
      </table:table>
      <text:p text:style-name="P44"/>
      <text:p text:style-name="P53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05" svg:x1="1.395cm" svg:y1="2.191cm" svg:x2="3.485cm" svg:y2="0.418cm"><text:p/></draw:line><draw:line text:anchor-type="paragraph" draw:z-index="77" draw:name="Forme71" draw:style-name="gr1" draw:text-style-name="P105" svg:x1="3.486cm" svg:y1="0.418cm" svg:x2="1.422cm" svg:y2="4.546cm"><text:p/></draw:line></text:p>
      <text:p text:style-name="P20"><draw:line text:anchor-type="paragraph" draw:z-index="74" draw:name="Forme68" draw:style-name="gr1" draw:text-style-name="P105" svg:x1="1.422cm" svg:y1="4.059cm" svg:x2="3.883cm" svg:y2="5.303cm"><text:p/></draw:line><draw:line text:anchor-type="paragraph" draw:z-index="75" draw:name="Forme69" draw:style-name="gr1" draw:text-style-name="P105" svg:x1="3.697cm" svg:y1="3.582cm" svg:x2="1.422cm" svg:y2="4.058cm"><text:p/></draw:line><draw:line text:anchor-type="paragraph" draw:z-index="76" draw:name="Forme70" draw:style-name="gr1" draw:text-style-name="P105" svg:x1="1.395cm" svg:y1="1.704cm" svg:x2="3.538cm" svg:y2="1.969cm"><text:p/></draw:line><draw:line text:anchor-type="paragraph" draw:z-index="78" draw:name="Forme72" draw:style-name="gr1" draw:text-style-name="P105" svg:x1="1.422cm" svg:y1="1.704cm" svg:x2="3.697cm" svg:y2="3.583cm"><text:p/></draw:line><draw:line text:anchor-type="paragraph" draw:z-index="79" draw:name="Forme73" draw:style-name="gr1" draw:text-style-name="P105" svg:x1="3.883cm" svg:y1="5.302cm" svg:x2="1.422cm" svg:y2="1.704cm"><text:p/></draw:line><draw:line text:anchor-type="paragraph" draw:z-index="80" draw:name="Forme74" draw:style-name="gr1" draw:text-style-name="P105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50"/>
      <text:p text:style-name="P22">Chaptitre 2: Arbres couvrants:</text:p>
      <text:p text:style-name="P51"/>
      <text:p text:style-name="P55">I) Arbres:</text:p>
      <text:p text:style-name="P71"/>
      <text:p text:style-name="P55">Exemples:</text:p>
      <text:p text:style-name="P71"><draw:line text:anchor-type="paragraph" draw:z-index="90" draw:name="Forme7" draw:style-name="gr1" draw:text-style-name="P105" svg:x1="5.417cm" svg:y1="0.249cm" svg:x2="6.237cm" svg:y2="0.752cm"><text:p/></draw:line><draw:line text:anchor-type="paragraph" draw:z-index="91" draw:name="Forme8" draw:style-name="gr1" draw:text-style-name="P105" svg:x1="7.401cm" svg:y1="0.275cm" svg:x2="6.237cm" svg:y2="0.751cm"><text:p/></draw:line></text:p>
      <text:p text:style-name="P71"><draw:line text:anchor-type="paragraph" draw:z-index="89" draw:name="Forme6" draw:style-name="gr1" draw:text-style-name="P105" svg:x1="6.237cm" svg:y1="0.265cm" svg:x2="6.131cm" svg:y2="1.588cm"><text:p/></draw:line></text:p>
      <text:p text:style-name="P71"/>
      <text:p text:style-name="P71"><draw:line text:anchor-type="paragraph" draw:z-index="93" draw:name="Forme10" draw:style-name="gr1" draw:text-style-name="P105" svg:x1="7.692cm" svg:y1="1.54cm" svg:x2="8.962cm" svg:y2="0.429cm"><text:p/></draw:line></text:p>
      <text:p text:style-name="P71"><draw:line text:anchor-type="paragraph" draw:z-index="85" draw:name="Forme2" draw:style-name="gr1" draw:text-style-name="P105" svg:x1="2.506cm" svg:y1="0.471cm" svg:x2="4.517cm" svg:y2="1.027cm"><text:p/></draw:line><draw:line text:anchor-type="paragraph" draw:z-index="88" draw:name="Forme5" draw:style-name="gr1" draw:text-style-name="P105" svg:x1="4.517cm" svg:y1="1.027cm" svg:x2="6.131cm" svg:y2="0.127cm"><text:p/></draw:line><draw:line text:anchor-type="paragraph" draw:z-index="92" draw:name="Forme9" draw:style-name="gr1" draw:text-style-name="P105" svg:x1="6.131cm" svg:y1="0.127cm" svg:x2="7.692cm" svg:y2="1.053cm"><text:p/></draw:line></text:p>
      <text:p text:style-name="P71"/>
      <text:p text:style-name="P71"><draw:line text:anchor-type="paragraph" draw:z-index="84" draw:name="Forme1" draw:style-name="gr1" draw:text-style-name="P105" svg:x1="2.48cm" svg:y1="0.423cm" svg:x2="4.517cm" svg:y2="0.053cm"><text:p/></draw:line><draw:line text:anchor-type="paragraph" draw:z-index="86" draw:name="Forme3" draw:style-name="gr1" draw:text-style-name="P105" svg:x1="4.094cm" svg:y1="1.72cm" svg:x2="4.517cm" svg:y2="0.053cm"><text:p/></draw:line><draw:line text:anchor-type="paragraph" draw:z-index="94" draw:name="Forme11" draw:style-name="gr1" draw:text-style-name="P105" svg:x1="7.798cm" svg:y1="1.799cm" svg:x2="7.692cm" svg:y2="0.079cm"><text:p/></draw:line></text:p>
      <text:p text:style-name="P71"/>
      <text:p text:style-name="P71"/>
      <text:p text:style-name="P71"><draw:line text:anchor-type="paragraph" draw:z-index="87" draw:name="Forme4" draw:style-name="gr1" draw:text-style-name="P105" svg:x1="3.036cm" svg:y1="0.497cm" svg:x2="4.094cm" svg:y2="0.259cm"><text:p/></draw:line></text:p>
      <text:p text:style-name="P71"/>
      <text:p text:style-name="P71"/>
      <text:p text:style-name="P55"><text:soft-page-break/>Un arbre:<text:span text:style-name="T1"> T = (V, A) est un graphe connexe sans cycles.</text:span></text:p>
      <text:p text:style-name="P71">Une feuille de T est un sommet de degré 1. </text:p>
      <text:p text:style-name="P71"/>
      <text:p text:style-name="P71">Un arbre a-t-il toujours une feuille ?</text:p>
      <text:p text:style-name="P71"/>
      <text:p text:style-name="P55">Proposition:</text:p>
      <text:p text:style-name="P71"/>
      <text:p text:style-name="P71">Tout arbre ayant au moins 2 sommets a au moins 2 feuilles.</text:p>
      <text:p text:style-name="P71"/>
      <text:p text:style-name="P55">Preuve:<text:span text:style-name="T1"> Soient v1, ...., vt un chemin maximal (inextensible)</text:span></text:p>
      <text:p text:style-name="P71"/>
      <text:p text:style-name="P71"><draw:line text:anchor-type="paragraph" draw:z-index="95" draw:name="Forme12" draw:style-name="gr1" draw:text-style-name="P105" svg:x1="0.549cm" svg:y1="0.286cm" svg:x2="1.025cm" svg:y2="0.286cm"><text:p/></draw:line><draw:line text:anchor-type="paragraph" draw:z-index="96" draw:name="Forme15" draw:style-name="gr1" draw:text-style-name="P105" svg:x1="4.411cm" svg:y1="0.259cm" svg:x2="4.914cm" svg:y2="0.259cm"><text:p/></draw:line><draw:line text:anchor-type="paragraph" draw:z-index="97" draw:name="Forme13" draw:style-name="gr1" draw:text-style-name="P105" svg:x1="1.713cm" svg:y1="0.259cm" svg:x2="2.322cm" svg:y2="0.259cm"><text:p/></draw:line><draw:line text:anchor-type="paragraph" draw:z-index="98" draw:name="Forme14" draw:style-name="gr1" draw:text-style-name="P105" svg:x1="2.85cm" svg:y1="0.233cm" svg:x2="3.644cm" svg:y2="0.233cm"><text:p/></draw:line>v1<text:tab/>v2<text:tab/>...<text:tab/>vt-1<text:tab/>vt</text:p>
      <text:p text:style-name="P71"/>
      <text:p text:style-name="P71"/>
      <text:p text:style-name="P71">v1 n'a pas d'autre voisin que v2 sinon on peut étendre le chemin ou créer un cycle. D'où v1 est de degré 1 v1 est une feuille.</text:p>
      <text:p text:style-name="P71">Idem pour vt</text:p>
      <text:p text:style-name="P71"/>
      <text:p text:style-name="P55">Remarques:</text:p>
      <text:p text:style-name="P71"/>
      <text:p text:style-name="P71">Si f est une feuille de T, T\{f} (T privé de f) est encore un arbre.</text:p>
      <text:p text:style-name="P71">Peut constituer:</text:p>
      <text:p text:style-name="P71">Si T est un arbre à n sommets, on note f1 une feuille de T</text:p>
      <text:p text:style-name="P71"/>
      <text:p text:style-name="P55"><draw:line text:anchor-type="paragraph" draw:z-index="131" draw:name="Forme31" draw:style-name="gr1" draw:text-style-name="P105" svg:x1="0.443cm" svg:y1="0.28cm" svg:x2="2.374cm" svg:y2="0.28cm"><text:p/></draw:line><text:span text:style-name="T1">f1<text:tab/><text:tab/>T\</text:span><text:span text:style-name="T4">{f1}</text:span></text:p>
      <text:p text:style-name="P55"><draw:line text:anchor-type="paragraph" draw:z-index="132" draw:name="Forme32" draw:style-name="gr1" draw:text-style-name="P105" svg:x1="0.496cm" svg:y1="0.296cm" svg:x2="2.401cm" svg:y2="0.296cm"><text:p/></draw:line><text:span text:style-name="T1">f2<text:tab/><text:tab/></text:span><text:span text:style-name="T4">T\{f1, f2}</text:span></text:p>
      <text:p text:style-name="P71">...</text:p>
      <text:p text:style-name="P71"/>
      <text:p text:style-name="P71">On obtient ainsi une énumération des sommets de T: f1, f2, ..., fn-1, fn appelée schéma d'élimination de T.</text:p>
      <text:p text:style-name="P71">Pout tout i, fi est une feuille deu sous-arbre de T réduit à {f1, ... fi}</text:p>
      <text:p text:style-name="P71"/>
      <text:p text:style-name="P56">Exemple:</text:p>
      <text:p text:style-name="P72"/>
      <text:p text:style-name="P72"><draw:line text:anchor-type="paragraph" draw:z-index="104" draw:name="Forme21" draw:style-name="gr1" draw:text-style-name="P105" svg:x1="7.851cm" svg:y1="1.56cm" svg:x2="9.782cm" svg:y2="0.316cm"><text:p/></draw:line><text:tab/><text:tab/><text:tab/><text:tab/><text:tab/><text:tab/><text:tab/><text:tab/>5</text:p>
      <text:p text:style-name="P72"/>
      <text:p text:style-name="P72"/>
      <text:p text:style-name="P72"><draw:line text:anchor-type="paragraph" draw:z-index="99" draw:name="Forme16" draw:style-name="gr1" draw:text-style-name="P105" svg:x1="0.363cm" svg:y1="0.416cm" svg:x2="2.321cm" svg:y2="1.739cm"><text:p/></draw:line><draw:line text:anchor-type="paragraph" draw:z-index="102" draw:name="Forme19" draw:style-name="gr1" draw:text-style-name="P105" svg:x1="5.364cm" svg:y1="1.686cm" svg:x2="7.348cm" svg:y2="0.337cm"><text:p/></draw:line><draw:line text:anchor-type="paragraph" draw:z-index="105" draw:name="Forme22" draw:style-name="gr1" draw:text-style-name="P105" svg:x1="9.835cm" svg:y1="1.581cm" svg:x2="7.851cm" svg:y2="0.099cm"><text:p/></draw:line>2<text:tab/><text:tab/><text:tab/><text:tab/><text:tab/><text:tab/>8</text:p>
      <text:p text:style-name="P72"/>
      <text:p text:style-name="P72"/>
      <text:p text:style-name="P72"><draw:line text:anchor-type="paragraph" draw:z-index="100" draw:name="Forme17" draw:style-name="gr1" draw:text-style-name="P105" svg:x1="0.39cm" svg:y1="1.681cm" svg:x2="2.321cm" svg:y2="0.279cm"><text:p/></draw:line><draw:line text:anchor-type="paragraph" draw:z-index="101" draw:name="Forme18" draw:style-name="gr1" draw:text-style-name="P105" svg:x1="2.877cm" svg:y1="0.279cm" svg:x2="4.861cm" svg:y2="0.279cm"><text:p/></draw:line><draw:line text:anchor-type="paragraph" draw:z-index="103" draw:name="Forme20" draw:style-name="gr1" draw:text-style-name="P105" svg:x1="7.375cm" svg:y1="1.681cm" svg:x2="5.364cm" svg:y2="0.226cm"><text:p/></draw:line><text:tab/><text:tab/>1<text:tab/><text:tab/>4<text:tab/><text:tab/><text:tab/><text:tab/>6</text:p>
      <text:p text:style-name="P72"/>
      <text:p text:style-name="P72"/>
      <text:p text:style-name="P72">3<text:tab/><text:tab/><text:tab/><text:tab/><text:tab/><text:tab/>7</text:p>
      <text:p text:style-name="P72"/>
      <text:p text:style-name="P72"/>
      <text:p text:style-name="P72"/>
      <text:p text:style-name="P73">1, 2, 4, 8, 3, 7, 6, 5</text:p>
      <text:p text:style-name="P73"/>
      <text:p text:style-name="P73"/>
      <text:p text:style-name="P73"/>
      <text:p text:style-name="P73"/>
      <text:p text:style-name="P57"><text:soft-page-break/>II) Arbres couvrants:</text:p>
      <text:p text:style-name="P73"/>
      <text:p text:style-name="P73">Soit G = (V, E) un graphe. Un gra<text:span text:style-name="T50">ph</text:span>e H = (V', E') avec V'cV</text:p>
      <text:p text:style-name="P73">et E' c E est un sous-graphe de G. Si de plus V' = V, alors H est un sous-graphe couvrant.</text:p>
      <text:p text:style-name="P73"/>
      <text:p text:style-name="P57">Exemple:</text:p>
      <text:p text:style-name="P57"/>
      <text:p text:style-name="P73"/>
      <text:p text:style-name="P73"><draw:line text:anchor-type="paragraph" draw:z-index="106" draw:name="Forme23" draw:style-name="gr1" draw:text-style-name="P105" svg:x1="0.337cm" svg:y1="0.247cm" svg:x2="3.565cm" svg:y2="0.247cm"><text:p/></draw:line><draw:line text:anchor-type="paragraph" draw:z-index="111" draw:name="Forme28" draw:style-name="gr1" draw:text-style-name="P105" svg:x1="3.988cm" svg:y1="0.3cm" svg:x2="6.131cm" svg:y2="1.676cm"><text:p/></draw:line><draw:line text:anchor-type="paragraph" draw:z-index="112" draw:name="Forme29" draw:style-name="gr1" draw:text-style-name="P105" svg:x1="0.31cm" svg:y1="2.972cm" svg:x2="3.644cm" svg:y2="0.432cm"><text:p/></draw:line><draw:line text:anchor-type="paragraph" draw:z-index="113" draw:name="Forme30" draw:style-name="gr1" draw:text-style-name="P105" svg:x1="3.644cm" svg:y1="2.972cm" svg:x2="0.31cm" svg:y2="0.432cm"><text:p/></draw:line>5<text:tab/><text:tab/><text:tab/>1</text:p>
      <text:p text:style-name="P73"><draw:line text:anchor-type="paragraph" draw:z-index="107" draw:name="Forme24" draw:style-name="gr1" draw:text-style-name="P105" svg:x1="0.125cm" svg:y1="2.433cm" svg:x2="0.125cm" svg:y2="0.025cm"><text:p/></draw:line><draw:line text:anchor-type="paragraph" draw:z-index="108" draw:name="Forme25" draw:style-name="gr1" draw:text-style-name="P105" svg:x1="3.856cm" svg:y1="2.38cm" svg:x2="3.856cm" svg:y2="0.131cm"><text:p/></draw:line></text:p>
      <text:p text:style-name="P73"/>
      <text:p text:style-name="P57"><draw:line text:anchor-type="paragraph" draw:z-index="110" draw:name="Forme27" draw:style-name="gr1" draw:text-style-name="P105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73"/>
      <text:p text:style-name="P73"/>
      <text:p text:style-name="P73"><draw:line text:anchor-type="paragraph" draw:z-index="109" draw:name="Forme26" draw:style-name="gr1" draw:text-style-name="P105" svg:x1="0.31cm" svg:y1="0.236cm" svg:x2="3.644cm" svg:y2="0.236cm"><text:p/></draw:line>4<text:tab/><text:tab/><text:tab/>3</text:p>
      <text:p text:style-name="P73"/>
      <text:p text:style-name="P73"><draw:line text:anchor-type="paragraph" draw:z-index="114" draw:name="Forme23" draw:style-name="gr1" draw:text-style-name="P105" svg:x1="0.337cm" svg:y1="0.247cm" svg:x2="3.565cm" svg:y2="0.247cm"><text:p/></draw:line><draw:line text:anchor-type="paragraph" draw:z-index="117" draw:name="Forme29" draw:style-name="gr1" draw:text-style-name="P105" svg:x1="0.31cm" svg:y1="2.972cm" svg:x2="3.644cm" svg:y2="0.432cm"><text:p/></draw:line>5<text:tab/><text:tab/><text:tab/>1</text:p>
      <text:p text:style-name="P73"><draw:line text:anchor-type="paragraph" draw:z-index="115" draw:name="Forme24" draw:style-name="gr1" draw:text-style-name="P105" svg:x1="0.125cm" svg:y1="2.433cm" svg:x2="0.125cm" svg:y2="0.025cm"><text:p/></draw:line></text:p>
      <text:p text:style-name="P73"/>
      <text:p text:style-name="P57"><text:span text:style-name="T1"><text:tab/><text:tab/><text:tab/><text:tab/><text:tab/></text:span><text:span text:style-name="T5">(Sous graphe de G)</text:span></text:p>
      <text:p text:style-name="P73"/>
      <text:p text:style-name="P73"/>
      <text:p text:style-name="P73"><draw:line text:anchor-type="paragraph" draw:z-index="116" draw:name="Forme26" draw:style-name="gr1" draw:text-style-name="P105" svg:x1="0.31cm" svg:y1="0.236cm" svg:x2="3.644cm" svg:y2="0.236cm"><text:p/></draw:line>4<text:tab/><text:tab/><text:tab/>3</text:p>
      <text:p text:style-name="P73"/>
      <text:p text:style-name="P73"><draw:line text:anchor-type="paragraph" draw:z-index="121" draw:name="Forme28" draw:style-name="gr1" draw:text-style-name="P105" svg:x1="3.988cm" svg:y1="0.3cm" svg:x2="6.131cm" svg:y2="1.676cm"><text:p/></draw:line><draw:line text:anchor-type="paragraph" draw:z-index="122" draw:name="Forme30" draw:style-name="gr1" draw:text-style-name="P105" svg:x1="3.644cm" svg:y1="2.972cm" svg:x2="0.31cm" svg:y2="0.432cm"><text:p/></draw:line>5<text:tab/><text:tab/><text:tab/>1</text:p>
      <text:p text:style-name="P73"><draw:line text:anchor-type="paragraph" draw:z-index="118" draw:name="Forme24" draw:style-name="gr1" draw:text-style-name="P105" svg:x1="0.125cm" svg:y1="2.433cm" svg:x2="0.125cm" svg:y2="0.025cm"><text:p/></draw:line></text:p>
      <text:p text:style-name="P73"/>
      <text:p text:style-name="P57"><draw:line text:anchor-type="paragraph" draw:z-index="120" draw:name="Forme27" draw:style-name="gr1" draw:text-style-name="P105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73"/>
      <text:p text:style-name="P73"/>
      <text:p text:style-name="P73"><draw:line text:anchor-type="paragraph" draw:z-index="119" draw:name="Forme26" draw:style-name="gr1" draw:text-style-name="P105" svg:x1="0.31cm" svg:y1="0.236cm" svg:x2="3.644cm" svg:y2="0.236cm"><text:p/></draw:line>4<text:tab/><text:tab/><text:tab/>3</text:p>
      <text:p text:style-name="P73"/>
      <text:p text:style-name="P73"><draw:line text:anchor-type="paragraph" draw:z-index="126" draw:name="Forme28" draw:style-name="gr1" draw:text-style-name="P105" svg:x1="3.988cm" svg:y1="0.3cm" svg:x2="6.131cm" svg:y2="1.676cm"><text:p/></draw:line>5<text:tab/><text:tab/><text:tab/>1</text:p>
      <text:p text:style-name="P73"><draw:line text:anchor-type="paragraph" draw:z-index="123" draw:name="Forme24" draw:style-name="gr1" draw:text-style-name="P105" svg:x1="0.125cm" svg:y1="2.433cm" svg:x2="0.125cm" svg:y2="0.025cm"><text:p/></draw:line></text:p>
      <text:p text:style-name="P73"/>
      <text:p text:style-name="P74"><draw:line text:anchor-type="paragraph" draw:z-index="125" draw:name="Forme27" draw:style-name="gr1" draw:text-style-name="P105" svg:x1="4.068cm" svg:y1="1.617cm" svg:x2="6.132cm" svg:y2="0.215cm"><text:p/></draw:line><text:tab/><text:tab/><text:tab/><text:tab/><text:tab/>2 <text:span text:style-name="T49">('arbres couvrants)</text:span></text:p>
      <text:p text:style-name="P73"/>
      <text:p text:style-name="P73"/>
      <text:p text:style-name="P73"><draw:line text:anchor-type="paragraph" draw:z-index="124" draw:name="Forme26" draw:style-name="gr1" draw:text-style-name="P105" svg:x1="0.31cm" svg:y1="0.236cm" svg:x2="3.644cm" svg:y2="0.236cm"><text:p/></draw:line>4<text:tab/><text:tab/><text:tab/>3</text:p>
      <text:p text:style-name="P73"/>
      <text:p text:style-name="P73"><draw:line text:anchor-type="paragraph" draw:z-index="127" draw:name="Forme23" draw:style-name="gr1" draw:text-style-name="P105" svg:x1="0.337cm" svg:y1="0.247cm" svg:x2="3.565cm" svg:y2="0.247cm"><text:p/></draw:line><draw:line text:anchor-type="paragraph" draw:z-index="128" draw:name="Forme28" draw:style-name="gr1" draw:text-style-name="P105" svg:x1="3.988cm" svg:y1="0.3cm" svg:x2="6.131cm" svg:y2="1.676cm"><text:p/></draw:line><draw:line text:anchor-type="paragraph" draw:z-index="129" draw:name="Forme29" draw:style-name="gr1" draw:text-style-name="P105" svg:x1="0.31cm" svg:y1="2.972cm" svg:x2="3.644cm" svg:y2="0.432cm"><text:p/></draw:line><draw:line text:anchor-type="paragraph" draw:z-index="130" draw:name="Forme30" draw:style-name="gr1" draw:text-style-name="P105" svg:x1="3.644cm" svg:y1="2.972cm" svg:x2="0.31cm" svg:y2="0.432cm"><text:p/></draw:line>5<text:tab/><text:tab/><text:tab/>1</text:p>
      <text:p text:style-name="P73"/>
      <text:p text:style-name="P73"/>
      <text:p text:style-name="P57"><text:span text:style-name="T1"><text:tab/><text:tab/><text:tab/><text:tab/><text:tab/>2 <text:s/></text:span><text:span text:style-name="T5">(2eme ex d'arbres couvrants)</text:span></text:p>
      <text:p text:style-name="P73"/>
      <text:p text:style-name="P73"/>
      <text:p text:style-name="P73">4<text:tab/><text:tab/><text:tab/>3</text:p>
      <text:p text:style-name="P73"/>
      <text:p text:style-name="P73"/>
      <text:p text:style-name="P73"/>
      <text:p text:style-name="P73"/>
      <text:p text:style-name="P73"/>
      <text:p text:style-name="P58"><text:soft-page-break/>Proposition:</text:p>
      <text:p text:style-name="P66">Un graphe G est connexe ssi il admet un arbre <text:span text:style-name="T51">T </text:span>couvrant.</text:p>
      <text:p text:style-name="P66"/>
      <text:p text:style-name="P58">Preuve:</text:p>
      <text:p text:style-name="P66"/>
      <text:p text:style-name="P66">(&lt;=) Immédiat, un xy-chemin de T est un xy-chemin de G</text:p>
      <text:p text:style-name="P66">(=&gt;) Supposons G connexe, Si G n'a pas de cycles alors G est un arbre</text:p>
      <text:p text:style-name="P66"/>
      <text:p text:style-name="P66">Supposons G possède un cycle x0, x1, ... xk, x0</text:p>
      <text:p text:style-name="P66"/>
      <text:p text:style-name="P66">Si on supprime l'arrête x0, x1, le graphe reste connexe: toute marche empruntant x0x1 peut être re-router en passant par x0xkxk-1...x2x1</text:p>
      <text:p text:style-name="P57"/>
      <text:p text:style-name="P73"><text:tab/><text:tab/><text:tab/><text:span text:style-name="T52">x0</text:span></text:p>
      <text:p text:style-name="P73"><draw:ellipse text:anchor-type="paragraph" draw:z-index="133" draw:style-name="gr1" draw:text-style-name="P105" svg:width="4.022cm" svg:height="3.731cm" svg:x="1.977cm" svg:y="0.113cm" draw:kind="arc" draw:start-angle="137.16" draw:end-angle="94.75"><text:p/></draw:ellipse><text:tab/><text:tab/><text:span text:style-name="T53">xk</text:span></text:p>
      <text:p text:style-name="P73"><text:tab/><text:tab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On applique l'algo suivant:</text:p>
      <text:p text:style-name="P75"/>
      <text:p text:style-name="P59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75">L'algo termine: le nombre de cycles (en arêtes) décroit strictement à chaque itération</text:p>
      <text:p text:style-name="P75"/>
      <text:p text:style-name="P75">À la fin de l'algo, on obtient:</text:p>
      <text:p text:style-name="P75"/>
      <text:p text:style-name="P75">1) un sous-graphe couvrant (on a s<text:span text:style-name="T54">u</text:span>pprimé que des arêtes)</text:p>
      <text:p text:style-name="P75">2) Ce sous-graphe ne contient pas de cycles (condition de continuation)</text:p>
      <text:p text:style-name="P75"/>
      <text:p text:style-name="P75">On obtient donc un arbre couvrant</text:p>
      <text:p text:style-name="P75"/>
      <text:p text:style-name="P59">Remarque:</text:p>
      <text:p text:style-name="P75"/>
      <text:p text:style-name="P75">Cet algo calcule un arbre couvrant, On verra plus rapide. Un arbre couvrant est un certificat de connexité.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59"><text:soft-page-break/>II) Un algorithme de calcul d'un arbre couvrant:</text:p>
      <text:p text:style-name="P75"/>
      <text:p text:style-name="P76">(voir poly)</text:p>
      <text:p text:style-name="P67"/>
      <text:p text:style-name="P60">Exemple:</text:p>
      <text:p text:style-name="P60"/>
      <text:p text:style-name="P67"><text:tab/> <text:s text:c="4"/>1</text:p>
      <text:p text:style-name="P60"><draw:line text:anchor-type="paragraph" draw:z-index="142" draw:name="Forme33" draw:style-name="gr6" draw:text-style-name="P105" svg:x1="0.284cm" svg:y1="1.826cm" svg:x2="1.872cm" svg:y2="0.053cm"><text:p/></draw:line><draw:line text:anchor-type="paragraph" draw:z-index="143" draw:name="Forme34" draw:style-name="gr1" draw:text-style-name="P105" svg:x1="3.723cm" svg:y1="1.905cm" svg:x2="1.871cm" svg:y2="0.053cm"><text:p/></draw:line></text:p>
      <text:p text:style-name="P60"/>
      <text:p text:style-name="P60"/>
      <text:p text:style-name="P67"/>
      <text:p text:style-name="P57"><draw:line text:anchor-type="paragraph" draw:z-index="134" draw:name="Forme23" draw:style-name="gr1" draw:text-style-name="P105" svg:x1="0.337cm" svg:y1="0.247cm" svg:x2="3.565cm" svg:y2="0.247cm"><text:p/></draw:line><draw:line text:anchor-type="paragraph" draw:z-index="139" draw:name="Forme28" draw:style-name="gr1" draw:text-style-name="P105" svg:x1="3.988cm" svg:y1="0.3cm" svg:x2="6.131cm" svg:y2="1.676cm"><text:p/></draw:line><draw:line text:anchor-type="paragraph" draw:z-index="140" draw:name="Forme29" draw:style-name="gr1" draw:text-style-name="P105" svg:x1="0.31cm" svg:y1="2.972cm" svg:x2="3.644cm" svg:y2="0.432cm"><text:p/></draw:line><draw:line text:anchor-type="paragraph" draw:z-index="141" draw:name="Forme30" draw:style-name="gr1" draw:text-style-name="P105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73"><draw:line text:anchor-type="paragraph" draw:z-index="135" draw:name="Forme24" draw:style-name="gr5" draw:text-style-name="P108" svg:x1="0.125cm" svg:y1="2.433cm" svg:x2="0.125cm" svg:y2="0.025cm"><text:p/></draw:line><draw:line text:anchor-type="paragraph" draw:z-index="136" draw:name="Forme25" draw:style-name="gr6" draw:text-style-name="P105" svg:x1="3.856cm" svg:y1="2.38cm" svg:x2="3.856cm" svg:y2="0.131cm"><text:p/></draw:line></text:p>
      <text:p text:style-name="P73"/>
      <text:p text:style-name="P57"><draw:line text:anchor-type="paragraph" draw:z-index="138" draw:name="Forme27" draw:style-name="gr6" draw:text-style-name="P105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73"/>
      <text:p text:style-name="P73"/>
      <text:p text:style-name="P57"><draw:line text:anchor-type="paragraph" draw:z-index="137" draw:name="Forme26" draw:style-name="gr6" draw:text-style-name="P105" svg:x1="0.31cm" svg:y1="0.236cm" svg:x2="3.644cm" svg:y2="0.236cm"><text:p/></draw:line><text:span text:style-name="T1">4<text:tab/><text:tab/><text:tab/></text:span><text:span text:style-name="T7">5</text:span></text:p>
      <text:p text:style-name="P73"/>
      <text:p text:style-name="P68">E = {24, 35, 56, 36, 45, 32, 12, 13}</text:p>
      <text:p text:style-name="P68"/>
      <text:p text:style-name="P61"><text:span text:style-name="T1">A? </text:span><text:span text:style-name="T39">24, 35, 56, 45, 12</text:span></text:p>
      <text:p text:style-name="P83"/>
      <text:p text:style-name="P84">Analyse de l'Arbre couvrant:</text:p>
      <text:p text:style-name="P68"/>
      <text:p text:style-name="P77">(voir poly)</text:p>
      <text:p text:style-name="P54"/>
      <text:p text:style-name="P62">Problème du jour N°2:</text:p>
      <text:p text:style-name="P78"/>
      <text:p text:style-name="P63">Problème (Stainer tree):</text:p>
      <text:p text:style-name="P79"/>
      <text:p text:style-name="P63">Entrée:<text:span text:style-name="T1"> G = (V, E) connexe, S c= V, p e N</text:span></text:p>
      <text:p text:style-name="P63">Sortie:<text:span text:style-name="T1"> T = (V, A) un sous arbre de G couvrant s avec |A| &lt;= p</text:span></text:p>
      <text:p text:style-name="P79"/>
      <text:p text:style-name="P79">"Connecter les sommets de s à un cout minimum"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79"><draw:line text:anchor-type="paragraph" draw:z-index="144" draw:name="Forme77" draw:style-name="gr6" draw:text-style-name="P105" svg:x1="1.66cm" svg:y1="2.501cm" svg:x2="2.983cm" svg:y2="0.358cm"><text:p/></draw:line><draw:line text:anchor-type="paragraph" draw:z-index="145" draw:name="Forme78" draw:style-name="gr6" draw:text-style-name="P105" svg:x1="5.655cm" svg:y1="0.305cm" svg:x2="2.983cm" svg:y2="0.358cm"><text:p/></draw:line><draw:line text:anchor-type="paragraph" draw:z-index="146" draw:name="Forme79" draw:style-name="gr6" draw:text-style-name="P105" svg:x1="6.264cm" svg:y1="2.528cm" svg:x2="5.655cm" svg:y2="0.305cm"><text:p/></draw:line><draw:line text:anchor-type="paragraph" draw:z-index="155" draw:name="Forme88" draw:style-name="gr1" draw:text-style-name="P105" svg:x1="2.983cm" svg:y1="0.358cm" svg:x2="3.697cm" svg:y2="4.036cm"><text:p/></draw:line><draw:line text:anchor-type="paragraph" draw:z-index="156" draw:name="Forme89" draw:style-name="gr1" draw:text-style-name="P105" svg:x1="6.184cm" svg:y1="5.147cm" svg:x2="2.983cm" svg:y2="0.305cm"><text:p/></draw:line><draw:custom-shape text:anchor-type="paragraph" draw:z-index="171" draw:name="Forme91" draw:style-name="gr8" draw:text-style-name="P109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9"/>
      <text:p text:style-name="P79"/>
      <text:p text:style-name="P79"/>
      <text:p text:style-name="P79"><draw:custom-shape text:anchor-type="paragraph" draw:z-index="170" draw:name="Forme90" draw:style-name="gr7" draw:text-style-name="P109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9"><draw:line text:anchor-type="paragraph" draw:z-index="147" draw:name="Forme80" draw:style-name="gr1" draw:text-style-name="P105" svg:x1="1.66cm" svg:y1="0.067cm" svg:x2="1.739cm" svg:y2="2.766cm"><text:p/></draw:line><draw:line text:anchor-type="paragraph" draw:z-index="149" draw:name="Forme82" draw:style-name="gr6" draw:text-style-name="P105" svg:x1="6.263cm" svg:y1="0.093cm" svg:x2="6.184cm" svg:y2="2.712cm"><text:p/></draw:line><draw:line text:anchor-type="paragraph" draw:z-index="150" draw:name="Forme83" draw:style-name="gr1" draw:text-style-name="P105" svg:x1="1.66cm" svg:y1="0.067cm" svg:x2="6.184cm" svg:y2="0.093cm"><text:p/></draw:line><draw:line text:anchor-type="paragraph" draw:z-index="152" draw:name="Forme85" draw:style-name="gr1" draw:text-style-name="P105" svg:x1="1.66cm" svg:y1="0.093cm" svg:x2="3.697cm" svg:y2="1.601cm"><text:p/></draw:line><draw:line text:anchor-type="paragraph" draw:z-index="153" draw:name="Forme86" draw:style-name="gr1" draw:text-style-name="P105" svg:x1="6.263cm" svg:y1="0.093cm" svg:x2="3.697cm" svg:y2="1.601cm"><text:p/></draw:line></text:p>
      <text:p text:style-name="P79"/>
      <text:p text:style-name="P79"/>
      <text:p text:style-name="P79"><draw:line text:anchor-type="paragraph" draw:z-index="151" draw:name="Forme84" draw:style-name="gr1" draw:text-style-name="P105" svg:x1="1.739cm" svg:y1="1.252cm" svg:x2="3.697cm" svg:y2="0.141cm"><text:p/></draw:line><draw:line text:anchor-type="paragraph" draw:z-index="154" draw:name="Forme87" draw:style-name="gr1" draw:text-style-name="P105" svg:x1="6.184cm" svg:y1="1.252cm" svg:x2="3.697cm" svg:y2="0.141cm"><text:p/></draw:line></text:p>
      <text:p text:style-name="P79"/>
      <text:p text:style-name="P79"><draw:line text:anchor-type="paragraph" draw:z-index="148" draw:name="Forme81" draw:style-name="gr1" draw:text-style-name="P105" svg:x1="6.184cm" svg:y1="0.279cm" svg:x2="1.739cm" svg:y2="0.332cm"><text:p/></draw:line><draw:custom-shape text:anchor-type="paragraph" draw:z-index="172" draw:name="Forme92" draw:style-name="gr7" draw:text-style-name="P109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9"/>
      <text:p text:style-name="P63"/>
      <text:p text:style-name="P69">Coût: 4</text:p>
      <text:p text:style-name="P79"/>
      <text:p text:style-name="P80"><draw:line text:anchor-type="paragraph" draw:z-index="157" draw:name="Forme77" draw:style-name="gr6" draw:text-style-name="P105" svg:x1="1.66cm" svg:y1="2.501cm" svg:x2="2.983cm" svg:y2="0.358cm"><text:p/></draw:line><draw:line text:anchor-type="paragraph" draw:z-index="158" draw:name="Forme78" draw:style-name="gr6" draw:text-style-name="P105" svg:x1="5.655cm" svg:y1="0.305cm" svg:x2="2.983cm" svg:y2="0.358cm"><text:p/></draw:line><draw:line text:anchor-type="paragraph" draw:z-index="159" draw:name="Forme79" draw:style-name="gr1" draw:text-style-name="P105" svg:x1="6.264cm" svg:y1="2.528cm" svg:x2="5.655cm" svg:y2="0.305cm"><text:p/></draw:line><draw:line text:anchor-type="paragraph" draw:z-index="168" draw:name="Forme88" draw:style-name="gr1" draw:text-style-name="P105" svg:x1="2.983cm" svg:y1="0.358cm" svg:x2="3.697cm" svg:y2="4.036cm"><text:p/></draw:line><draw:line text:anchor-type="paragraph" draw:z-index="169" draw:name="Forme89" draw:style-name="gr6" draw:text-style-name="P105" svg:x1="6.184cm" svg:y1="5.147cm" svg:x2="2.983cm" svg:y2="0.305cm"><text:p/></draw:line><draw:custom-shape text:anchor-type="paragraph" draw:z-index="174" draw:name="Forme94" draw:style-name="gr8" draw:text-style-name="P109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0"/>
      <text:p text:style-name="P80"/>
      <text:p text:style-name="P80"/>
      <text:p text:style-name="P80"><draw:custom-shape text:anchor-type="paragraph" draw:z-index="173" draw:name="Forme93" draw:style-name="gr7" draw:text-style-name="P109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0"><draw:line text:anchor-type="paragraph" draw:z-index="160" draw:name="Forme80" draw:style-name="gr1" draw:text-style-name="P105" svg:x1="1.66cm" svg:y1="0.067cm" svg:x2="1.739cm" svg:y2="2.766cm"><text:p/></draw:line><draw:line text:anchor-type="paragraph" draw:z-index="162" draw:name="Forme82" draw:style-name="gr1" draw:text-style-name="P105" svg:x1="6.263cm" svg:y1="0.093cm" svg:x2="6.184cm" svg:y2="2.712cm"><text:p/></draw:line><draw:line text:anchor-type="paragraph" draw:z-index="163" draw:name="Forme83" draw:style-name="gr1" draw:text-style-name="P105" svg:x1="1.66cm" svg:y1="0.067cm" svg:x2="6.184cm" svg:y2="0.093cm"><text:p/></draw:line><draw:line text:anchor-type="paragraph" draw:z-index="165" draw:name="Forme85" draw:style-name="gr1" draw:text-style-name="P105" svg:x1="1.66cm" svg:y1="0.093cm" svg:x2="3.697cm" svg:y2="1.601cm"><text:p/></draw:line><draw:line text:anchor-type="paragraph" draw:z-index="166" draw:name="Forme86" draw:style-name="gr1" draw:text-style-name="P105" svg:x1="6.263cm" svg:y1="0.093cm" svg:x2="3.697cm" svg:y2="1.601cm"><text:p/></draw:line></text:p>
      <text:p text:style-name="P80"/>
      <text:p text:style-name="P80"/>
      <text:p text:style-name="P80"><draw:line text:anchor-type="paragraph" draw:z-index="164" draw:name="Forme84" draw:style-name="gr1" draw:text-style-name="P105" svg:x1="1.739cm" svg:y1="1.252cm" svg:x2="3.697cm" svg:y2="0.141cm"><text:p/></draw:line><draw:line text:anchor-type="paragraph" draw:z-index="167" draw:name="Forme87" draw:style-name="gr1" draw:text-style-name="P105" svg:x1="6.184cm" svg:y1="1.252cm" svg:x2="3.697cm" svg:y2="0.141cm"><text:p/></draw:line></text:p>
      <text:p text:style-name="P80"/>
      <text:p text:style-name="P80"><draw:line text:anchor-type="paragraph" draw:z-index="161" draw:name="Forme81" draw:style-name="gr1" draw:text-style-name="P105" svg:x1="6.184cm" svg:y1="0.279cm" svg:x2="1.739cm" svg:y2="0.332cm"><text:p/></draw:line><draw:custom-shape text:anchor-type="paragraph" draw:z-index="175" draw:name="Forme95" draw:style-name="gr9" draw:text-style-name="P109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0"/>
      <text:p text:style-name="P80"/>
      <text:p text:style-name="P69">Coût: 3</text:p>
      <text:p text:style-name="P80"/>
      <text:p text:style-name="P80"/>
      <text:p text:style-name="P81">Le problème est dit Np-difficile, "il s'agit de l'équivalent de NP-complet des probl<text:span text:style-name="T44">e</text:span>mes de décision vaux problèmes d'optimisation (i.e. trouver la meilleur solution). Actuellement, on ne connait pas d'algorithme pol<text:span text:style-name="T45">y</text:span>nomial, ("que" des exponentiel).</text:p>
      <text:p text:style-name="P81"/>
      <text:p text:style-name="P64">Remarques:</text:p>
      <text:p text:style-name="P81"/>
      <text:p text:style-name="P82">- Si S = V, on s<text:span text:style-name="T46">ai</text:span>t faire c'est arbre couvrant.</text:p>
      <text:p text:style-name="P81">- Si S = {x, y}, cela revient <text:span text:style-name="T47">à </text:span>chercher un plus court chemin entre x et y (chapitre 4)</text:p>
      <text:p text:style-name="P81"/>
      <text:p text:style-name="P64">V Quelques propriétés;</text:p>
      <text:p text:style-name="P81"/>
      <text:p text:style-name="P64">Proposition:<text:span text:style-name="T1"> un arbre sur n sommets contient n-1 arêtes</text:span></text:p>
      <text:p text:style-name="P64">Preuve:<text:span text:style-name="T1"> Induction:</text:span></text:p>
      <text:p text:style-name="P81">- Vrai si n = 1.</text:p>
      <text:p text:style-name="P64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81"/>
      <text:p text:style-name="P81">T possède une feuille f. T\f est un arbre sur n sommets. Par induction, T\f possède n-1 arêt<text:span text:style-name="T55">es</text:span> ainsi T possède (n-1) + 1 <text:s/>= n arêtes</text:p>
      <text:p text:style-name="P81"/>
      <text:p text:style-name="P81"><text:soft-page-break/></text:p>
      <text:p text:style-name="P81">Une forêt est une union disjointe d'arbres.</text:p>
      <text:p text:style-name="P81"/>
      <text:p text:style-name="P64">Proposition:<text:span text:style-name="T1"> Un graphe est une forêt ssi, il ne possède pas de cycles.</text:span></text:p>
      <text:p text:style-name="P64">Preuve:<text:span text:style-name="T1"> </text:span></text:p>
      <text:p text:style-name="P81">(=&gt;) Immédiat.</text:p>
      <text:p text:style-name="P81">(&lt;=) Si G est sans cycle, chacune de ses composantes connexes est sans cycles et connexe, donc un arbre</text:p>
      <text:p text:style-name="P81"/>
      <text:p text:style-name="P65">Proposition:<text:span text:style-name="T1"> Une forêt à n sommets ayant c composante connexes possède n – c arêtes.</text:span></text:p>
      <text:p text:style-name="P70"/>
      <text:p text:style-name="P65">Preuve:</text:p>
      <text:p text:style-name="P70">On note n1, n2, ..., nc la taille de chacune des composantes conne<text:span text:style-name="T56">x</text:span>es.</text:p>
      <text:p text:style-name="P70">On observe: n1 + n2 + ... + nc = n</text:p>
      <text:p text:style-name="P70"/>
      <text:p text:style-name="P90">m = (n1 – 1) + (n2 – 1) + ... + (nc -1) = n – c</text:p>
      <text:p text:style-name="P90"/>
      <text:p text:style-name="P91">VI) Arbres couvrant de poids minimum:</text:p>
      <text:p text:style-name="P91"><text:span text:style-name="T1"/></text:p>
      <text:p text:style-name="P91">Problème:<text:span text:style-name="T1"> AcPM</text:span></text:p>
      <text:p text:style-name="P91">Entrée:<text:span text:style-name="T1"> G = (V, E) connexe et w : E -&gt; R^t une fonction de poids sur les arêtes.</text:span></text:p>
      <text:p text:style-name="P91">Sortie:<text:span text:style-name="T1"> T = (V, A) un arbre couvrant de G tel que w(A) = Somme de e eE w(e) soit minimum</text:span></text:p>
      <text:p text:style-name="P91"><text:span text:style-name="T1"/></text:p>
      <text:p text:style-name="P91">Objectif:<text:span text:style-name="T1"> Relier tous les sommet</text:span><text:span text:style-name="T13">s</text:span><text:span text:style-name="T1"> à coût minimum.</text:span></text:p>
      <text:p text:style-name="P91"><text:span text:style-name="T1"/></text:p>
      <text:p text:style-name="P91"><text:span text:style-name="T1">(voir algo Kruskal).</text:span></text:p>
      <text:p text:style-name="P91"><text:span text:style-name="T1"/></text:p>
      <text:p text:style-name="P92">Exemple:</text:p>
      <text:p text:style-name="P92"><text:span text:style-name="T1"/></text:p>
      <text:p text:style-name="P93"><text:span text:style-name="T7"/></text:p>
      <text:p text:style-name="P93"><draw:line text:anchor-type="paragraph" draw:z-index="177" draw:name="Forme97" draw:style-name="gr11" draw:text-style-name="P105" svg:x1="4.887cm" svg:y1="0.381cm" svg:x2="2.85cm" svg:y2="2.207cm"><text:p/></draw:line><draw:line text:anchor-type="paragraph" draw:z-index="179" draw:name="Forme99" draw:style-name="gr11" draw:text-style-name="P105" svg:x1="5.338cm" svg:y1="0.328cm" svg:x2="8.592cm" svg:y2="0.328cm"><text:p/></draw:line><draw:line text:anchor-type="paragraph" draw:z-index="180" draw:name="Forme100" draw:style-name="gr11" draw:text-style-name="P105" svg:x1="8.989cm" svg:y1="0.434cm" svg:x2="11.106cm" svg:y2="2.26cm"><text:p/></draw:line><text:span text:style-name="T7"><text:tab/><text:tab/><text:tab/><text:tab/></text:span><text:span text:style-name="T11">a<text:tab/> <text:s text:c="5"/>5<text:tab/><text:tab/></text:span><text:span text:style-name="T12">f</text:span></text:p>
      <text:p text:style-name="P93"><draw:line text:anchor-type="paragraph" draw:z-index="178" draw:name="Forme98" draw:style-name="gr11" draw:text-style-name="P105" svg:x1="5.099cm" svg:y1="0.106cm" svg:x2="5.099cm" svg:y2="3.413cm"><text:p/></draw:line><draw:line text:anchor-type="paragraph" draw:z-index="183" draw:name="Forme103" draw:style-name="gr11" draw:text-style-name="P105" svg:x1="8.856cm" svg:y1="0cm" svg:x2="8.856cm" svg:y2="3.466cm"><text:p/></draw:line><draw:line text:anchor-type="paragraph" draw:z-index="184" draw:name="Forme104" draw:style-name="gr10" draw:text-style-name="P105" svg:x1="5.311cm" svg:y1="0.159cm" svg:x2="8.698cm" svg:y2="3.546cm"><text:p/></draw:line><text:span text:style-name="T11"/></text:p>
      <text:p text:style-name="P93"><text:span text:style-name="T11"><text:tab/><text:tab/><text:tab/>1<text:tab/><text:tab/><text:tab/><text:tab/><text:tab/>2</text:span></text:p>
      <text:p text:style-name="P93"><text:span text:style-name="T11"/></text:p>
      <text:p text:style-name="P93"><draw:line text:anchor-type="paragraph" draw:z-index="176" draw:name="Forme96" draw:style-name="gr10" draw:text-style-name="P105" svg:x1="4.914cm" svg:y1="2.085cm" svg:x2="2.85cm" svg:y2="0.259cm"><text:p/></draw:line><draw:line text:anchor-type="paragraph" draw:z-index="181" draw:name="Forme101" draw:style-name="gr10" draw:text-style-name="P105" svg:x1="9.068cm" svg:y1="2.217cm" svg:x2="11.105cm" svg:y2="0.312cm"><text:p/></draw:line><text:span text:style-name="T11"><text:tab/><text:tab/>b<text:tab/><text:tab/>2<text:tab/> <text:s text:c="5"/>6<text:tab/><text:tab/></text:span><text:span text:style-name="T12">4</text:span><text:span text:style-name="T11"><text:tab/><text:tab/>e</text:span></text:p>
      <text:p text:style-name="P93"><text:span text:style-name="T11"/></text:p>
      <text:p text:style-name="P93"><text:span text:style-name="T11"><text:tab/><text:tab/><text:tab/>3<text:tab/><text:tab/><text:tab/><text:tab/><text:tab/>4</text:span></text:p>
      <text:p text:style-name="P93"><text:span text:style-name="T11"/></text:p>
      <text:p text:style-name="P93"><draw:line text:anchor-type="paragraph" draw:z-index="182" draw:name="Forme102" draw:style-name="gr10" draw:text-style-name="P105" svg:x1="5.311cm" svg:y1="0.296cm" svg:x2="8.645cm" svg:y2="0.296cm"><text:p/></draw:line><text:span text:style-name="T11"><text:tab/><text:tab/><text:tab/><text:tab/>c<text:tab/> <text:s text:c="5"/>7<text:tab/><text:tab/>d</text:span></text:p>
      <text:p text:style-name="P93"><text:span text:style-name="T11"/></text:p>
      <text:p text:style-name="P93"><text:span text:style-name="T11"/></text:p>
      <text:p text:style-name="P93"><text:span text:style-name="T11"/></text:p>
      <text:p text:style-name="P93"><text:span text:style-name="T11"/></text:p>
      <text:p text:style-name="P94"><draw:line text:anchor-type="paragraph" draw:z-index="185" draw:name="Forme105" draw:style-name="gr12" draw:text-style-name="P105" svg:x1="4.676cm" svg:y1="0.481cm" svg:x2="4.994cm" svg:y2="0.111cm"><text:p/></draw:line><draw:line text:anchor-type="paragraph" draw:z-index="186" draw:name="Forme106" draw:style-name="gr12" draw:text-style-name="P105" svg:x1="6.555cm" svg:y1="0.535cm" svg:x2="6.767cm" svg:y2="0.138cm"><text:p/></draw:line><draw:line text:anchor-type="paragraph" draw:z-index="187" draw:name="Forme107" draw:style-name="gr12" draw:text-style-name="P105" svg:x1="5.893cm" svg:y1="0.508cm" svg:x2="6.131cm" svg:y2="0.058cm"><text:p/></draw:line><draw:line text:anchor-type="paragraph" draw:z-index="188" draw:name="Forme108" draw:style-name="gr12" draw:text-style-name="P105" svg:x1="3.644cm" svg:y1="0.456cm" svg:x2="3.829cm" svg:y2="0.138cm"><text:p/></draw:line><text:span text:style-name="T11">E </text:span><text:span text:style-name="T1">trié = {ba, fe, ca, <text:s/>cb, df, de, af, da, cd</text:span><text:span text:style-name="T13">}</text:span></text:p>
      <text:p text:style-name="P94"><text:span text:style-name="T13"/></text:p>
      <text:p text:style-name="P95">Remarques:</text:p>
      <text:p text:style-name="P95"><text:span text:style-name="T1"/></text:p>
      <text:p text:style-name="P96"><text:span text:style-name="T1">La solution par l'algo Kruskal n'est pas unique: </text:span><text:span text:style-name="T14">cela dépend de l'odre des arêtes de poids egal. </text:span></text:p>
      <text:p text:style-name="P96"><text:span text:style-name="T14">Algo glouton. (pas backtrack)</text:span></text:p>
      <text:p text:style-name="P97"><text:span text:style-name="T1">En randomisé: O(m)</text:span></text:p>
      <text:p text:style-name="P97"><text:span text:style-name="T1">En non-randomisé: O(m.a(n, m)) =&gt; a = niveau de fonction d'ackerman</text:span></text:p>
      <text:p text:style-name="P97"><text:span text:style-name="T1"/></text:p>
      <text:p text:style-name="P98"><text:soft-page-break/>VII) Problème du jeu n°3:</text:p>
      <text:p text:style-name="P98"/>
      <text:p text:style-name="P100">TSP:</text:p>
      <text:p text:style-name="P98">Problème:<text:span text:style-name="T1"> (Voyageur de commercer)</text:span></text:p>
      <text:p text:style-name="P99">Entrée:<text:span text:style-name="T1"> Un ensemble n points du points du plan (1, ......., n)</text:span></text:p>
      <text:p text:style-name="P99">Sortie:<text:span text:style-name="T1"> une énumération des sommets (v1, ... , vn telle que d(v1, v2) + d(v2, v3) + ... + d(vn-1, vn) soit minimum.</text:span></text:p>
      <text:p text:style-name="P99"><text:span text:style-name="T1"/></text:p>
      <text:p text:style-name="P100"><text:span text:style-name="T1">C'est un problème NP-difficile. Dans TSP, il est possible d'approcher la solution optimale à facteur 3 en temps polynomial: On parle d'une 2-approximation.</text:span></text:p>
      <text:p text:style-name="P100"><text:span text:style-name="T1"/></text:p>
      <text:p text:style-name="P101">2-approx:</text:p>
      <text:p text:style-name="P101"><text:span text:style-name="T1"/></text:p>
      <text:p text:style-name="P101"><text:span text:style-name="T1">-Construire Kn sur {1, ..., n}</text:span><text:span text:style-name="T14"> </text:span><text:span text:style-name="T1">pondéré par w(ij) = d(i, j)</text:span></text:p>
      <text:p text:style-name="P101"><text:span text:style-name="T1">-On calcule T AcPM pour le graphe ci-dessus</text:span></text:p>
      <text:p text:style-name="P101"><text:span text:style-name="T1">-On parcours T de façon à traverser chaque arête exactement 2 fois.</text:span></text:p>
      <text:p text:style-name="P101"><text:span text:style-name="T1">-Modifier le parcours de façon à ne passer qu'une fois par chaque sommet (raccourcir)</text:span></text:p>
      <text:p text:style-name="P101"><text:span text:style-name="T1"/></text:p>
      <text:p text:style-name="P101"><text:span text:style-name="T1"/></text:p>
      <text:p text:style-name="P101"><text:span text:style-name="T1"/></text:p>
      <text:p text:style-name="P102"><draw:line text:anchor-type="paragraph" draw:z-index="197" draw:name="Forme113" draw:style-name="gr13" draw:text-style-name="P105" svg:x1="5.232cm" svg:y1="1.453cm" svg:x2="6.211cm" svg:y2="0.395cm"><text:p/></draw:line><draw:line text:anchor-type="paragraph" draw:z-index="198" draw:name="Forme114" draw:style-name="gr13" draw:text-style-name="P105" svg:x1="6.528cm" svg:y1="0.157cm" svg:x2="8.645cm" svg:y2="0.157cm"><text:p/></draw:line><draw:line text:anchor-type="paragraph" draw:z-index="199" draw:name="Forme115" draw:style-name="gr13" draw:text-style-name="P105" svg:x1="8.989cm" svg:y1="0.289cm" svg:x2="9.968cm" svg:y2="1.956cm"><text:p/></draw:line><text:span text:style-name="T1"><text:tab/><text:tab/><text:tab/><text:tab/><text:tab/></text:span><text:span text:style-name="T15">6<text:tab/><text:tab/>7</text:span></text:p>
      <text:p text:style-name="P101"><text:span text:style-name="T1"/></text:p>
      <text:p text:style-name="P101"><text:span text:style-name="T1"/></text:p>
      <text:p text:style-name="P103"><draw:line text:anchor-type="paragraph" draw:z-index="192" draw:name="Forme112" draw:style-name="gr13" draw:text-style-name="P105" svg:x1="2.771cm" svg:y1="0.258cm" svg:x2="4.941cm" svg:y2="0.311cm"><text:p/></draw:line><text:span text:style-name="T1">3<text:tab/><text:tab/>4<text:tab/><text:tab/>5</text:span></text:p>
      <text:p text:style-name="P103"><draw:line text:anchor-type="paragraph" draw:z-index="190" draw:name="Forme110" draw:style-name="gr13" draw:text-style-name="P105" svg:x1="0.205cm" svg:y1="0.035cm" svg:x2="1.237cm" svg:y2="1.57cm"><text:p/></draw:line><draw:line text:anchor-type="paragraph" draw:z-index="191" draw:name="Forme111" draw:style-name="gr13" draw:text-style-name="P105" svg:x1="1.528cm" svg:y1="1.464cm" svg:x2="2.428cm" svg:y2="0.115cm"><text:p/></draw:line><draw:line text:anchor-type="paragraph" draw:z-index="200" draw:name="Forme120" draw:style-name="gr13" draw:text-style-name="P105" svg:x1="5.205cm" svg:y1="0.035cm" svg:x2="6.158cm" svg:y2="1.384cm"><text:p/></draw:line><text:span text:style-name="T1"><text:tab/><text:tab/><text:tab/><text:tab/><text:tab/><text:tab/><text:tab/><text:tab/>8</text:span></text:p>
      <text:p text:style-name="P103"><text:span text:style-name="T1"/></text:p>
      <text:p text:style-name="P103"><text:span text:style-name="T1"/></text:p>
      <text:p text:style-name="P103"><text:span text:style-name="T1"><text:tab/>2<text:tab/><text:tab/><text:tab/><text:tab/>9<text:tab/><text:tab/><text:tab/></text:span></text:p>
      <text:p text:style-name="P103"><draw:line text:anchor-type="paragraph" draw:z-index="189" draw:name="Forme109" draw:style-name="gr13" draw:text-style-name="P105" svg:x1="1.368cm" svg:y1="1.818cm" svg:x2="1.342cm" svg:y2="0.072cm"><text:p/></draw:line><text:span text:style-name="T1"><text:tab/><text:tab/><text:tab/><text:tab/><text:tab/></text:span></text:p>
      <text:p text:style-name="P103"><text:span text:style-name="T1"/></text:p>
      <text:p text:style-name="P103"><text:span text:style-name="T1"/></text:p>
      <text:p text:style-name="P103"><text:span text:style-name="T1"/></text:p>
      <text:p text:style-name="P103"><draw:line text:anchor-type="paragraph" draw:z-index="193" draw:name="Forme116" draw:style-name="gr13" draw:text-style-name="P105" svg:x1="0.363cm" svg:y1="1.909cm" svg:x2="1.289cm" svg:y2="0.48cm"><text:p/></draw:line><text:span text:style-name="T1"><text:tab/>1</text:span></text:p>
      <text:p text:style-name="P103"><draw:line text:anchor-type="paragraph" draw:z-index="194" draw:name="Forme117" draw:style-name="gr13" draw:text-style-name="P105" svg:x1="1.501cm" svg:y1="0.125cm" svg:x2="2.48cm" svg:y2="1.421cm"><text:p/></draw:line><text:span text:style-name="T1"/></text:p>
      <text:p text:style-name="P103"><text:span text:style-name="T1"/></text:p>
      <text:p text:style-name="P103"><text:span text:style-name="T1"/></text:p>
      <text:p text:style-name="P103"><text:span text:style-name="T1">13<text:tab/><text:tab/>10</text:span></text:p>
      <text:p text:style-name="P103"><draw:line text:anchor-type="paragraph" draw:z-index="195" draw:name="Forme118" draw:style-name="gr13" draw:text-style-name="P105" svg:x1="2.903cm" svg:y1="0.03cm" svg:x2="3.829cm" svg:y2="1.3cm"><text:p/></draw:line><draw:line text:anchor-type="paragraph" draw:z-index="196" draw:name="Forme119" draw:style-name="gr13" draw:text-style-name="P105" svg:x1="1.66cm" svg:y1="1.405cm" svg:x2="2.507cm" svg:y2="0.109cm"><text:p/></draw:line><text:span text:style-name="T1"/></text:p>
      <text:p text:style-name="P103"><text:span text:style-name="T1"><text:tab/></text:span></text:p>
      <text:p text:style-name="P103"><text:span text:style-name="T1"><text:tab/></text:span></text:p>
      <text:p text:style-name="P103"><text:span text:style-name="T1"><text:tab/>12<text:tab/><text:tab/>11</text:span></text:p>
      <text:p text:style-name="P103"><text:span text:style-name="T1"/></text:p>
      <text:p text:style-name="P104">Remarques:</text:p>
      <text:p text:style-name="P104"><text:span text:style-name="T1"/></text:p>
      <text:p text:style-name="P104"><text:span text:style-name="T1">- Christo</text:span><text:span text:style-name="T16">f</text:span><text:span text:style-name="T1">ides (1976), 3/2-approx dans le cas métrique (inégalité triangulaire)</text:span></text:p>
      <text:p text:style-name="P104"><text:span text:style-name="T1">- Sebö, Vygen (2012), 7/5-approx dasn le casa graphique</text:span></text:p>
      <text:p text:style-name="P10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6M29S</meta:editing-duration>
    <meta:editing-cycles>116</meta:editing-cycles>
    <meta:generator>LibreOffice/5.1.6.2$Windows_x86 LibreOffice_project/07ac168c60a517dba0f0d7bc7540f5afa45f0909</meta:generator>
    <dc:date>2017-10-03T09:17:12.606000000</dc:date>
    <meta:document-statistic meta:table-count="2" meta:image-count="0" meta:object-count="0" meta:page-count="15" meta:paragraph-count="371" meta:word-count="2377" meta:character-count="12393" meta:non-whitespace-character-count="9297"/>
    <meta:user-defined meta:name="Info 1"/>
    <meta:user-defined meta:name="Info 2"/>
    <meta:user-defined meta:name="Info 3"/>
    <meta:user-defined meta:name="Info 4"/>
  </office:meta>
</office:document-meta>
</file>